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layout-cache" manifest:media-type="application/binary"/>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settings.xml" manifest:media-type="text/xml"/>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meta.xml" manifest:media-type="text/xml"/>
  <manifest:file-entry manifest:full-path="style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938d" officeooo:paragraph-rsid="000b938d"/>
    </style:style>
    <style:style style:name="P2" style:family="paragraph" style:parent-style-name="Standard">
      <style:text-properties officeooo:rsid="000b938d" officeooo:paragraph-rsid="000b938d"/>
    </style:style>
    <style:style style:name="P3" style:family="paragraph" style:parent-style-name="Standard">
      <style:text-properties officeooo:rsid="000b938d" officeooo:paragraph-rsid="0074d177"/>
    </style:style>
    <style:style style:name="P4" style:family="paragraph" style:parent-style-name="Standard">
      <style:text-properties officeooo:rsid="006c9f51" officeooo:paragraph-rsid="006c9f51"/>
    </style:style>
    <style:style style:name="P5" style:family="paragraph" style:parent-style-name="Standard">
      <style:text-properties officeooo:rsid="006ee260" officeooo:paragraph-rsid="006ee260"/>
    </style:style>
    <style:style style:name="P6" style:family="paragraph" style:parent-style-name="Standard">
      <style:text-properties officeooo:rsid="006ee260" officeooo:paragraph-rsid="008a518a"/>
    </style:style>
    <style:style style:name="P7" style:family="paragraph" style:parent-style-name="Standard">
      <style:text-properties officeooo:rsid="006ee260" officeooo:paragraph-rsid="008bee28"/>
    </style:style>
    <style:style style:name="P8" style:family="paragraph" style:parent-style-name="Standard">
      <style:text-properties officeooo:rsid="0070baf3" officeooo:paragraph-rsid="0070baf3"/>
    </style:style>
    <style:style style:name="P9" style:family="paragraph" style:parent-style-name="Standard">
      <style:text-properties officeooo:rsid="0070baf3" officeooo:paragraph-rsid="00722328"/>
    </style:style>
    <style:style style:name="P10" style:family="paragraph" style:parent-style-name="Standard">
      <style:text-properties officeooo:rsid="0074d177" officeooo:paragraph-rsid="0074d177"/>
    </style:style>
    <style:style style:name="P11" style:family="paragraph" style:parent-style-name="Standard">
      <style:text-properties officeooo:rsid="007cb7a8" officeooo:paragraph-rsid="0074d177"/>
    </style:style>
    <style:style style:name="P12" style:family="paragraph" style:parent-style-name="Standard">
      <style:text-properties officeooo:rsid="0081d113" officeooo:paragraph-rsid="008a518a"/>
    </style:style>
    <style:style style:name="P13" style:family="paragraph" style:parent-style-name="Standard">
      <style:text-properties officeooo:rsid="0082ed01" officeooo:paragraph-rsid="008a518a"/>
    </style:style>
    <style:style style:name="P14" style:family="paragraph" style:parent-style-name="Standard">
      <style:text-properties officeooo:rsid="0085df60" officeooo:paragraph-rsid="0081d113"/>
    </style:style>
    <style:style style:name="P15" style:family="paragraph" style:parent-style-name="Standard">
      <style:text-properties officeooo:rsid="00945839" officeooo:paragraph-rsid="00945839"/>
    </style:style>
    <style:style style:name="P16" style:family="paragraph" style:parent-style-name="Standard">
      <style:text-properties officeooo:rsid="0098944c" officeooo:paragraph-rsid="0098944c"/>
    </style:style>
    <style:style style:name="P17" style:family="paragraph" style:parent-style-name="Standard">
      <style:text-properties officeooo:rsid="00989fae" officeooo:paragraph-rsid="00989fae"/>
    </style:style>
    <style:style style:name="P18" style:family="paragraph" style:parent-style-name="Standard">
      <style:text-properties officeooo:rsid="0098cb9b" officeooo:paragraph-rsid="0098cb9b"/>
    </style:style>
    <style:style style:name="P19" style:family="paragraph" style:parent-style-name="Standard">
      <style:text-properties officeooo:rsid="009a13af" officeooo:paragraph-rsid="009a13af"/>
    </style:style>
    <style:style style:name="P20" style:family="paragraph" style:parent-style-name="Standard">
      <style:text-properties officeooo:rsid="009b5595" officeooo:paragraph-rsid="009b5595"/>
    </style:style>
    <style:style style:name="P21" style:family="paragraph" style:parent-style-name="Standard">
      <style:paragraph-properties fo:break-before="page"/>
      <style:text-properties officeooo:rsid="0074d177" officeooo:paragraph-rsid="0074d177"/>
    </style:style>
    <style:style style:name="P22" style:family="paragraph" style:parent-style-name="Standard">
      <style:paragraph-properties fo:break-before="page"/>
      <style:text-properties officeooo:rsid="0081d113" officeooo:paragraph-rsid="008a518a"/>
    </style:style>
    <style:style style:name="P23" style:family="paragraph" style:parent-style-name="Standard">
      <style:paragraph-properties fo:break-before="page"/>
      <style:text-properties officeooo:rsid="009b5595" officeooo:paragraph-rsid="009b5595"/>
    </style:style>
    <style:style style:name="T1" style:family="text">
      <style:text-properties officeooo:rsid="0070baf3"/>
    </style:style>
    <style:style style:name="T2" style:family="text">
      <style:text-properties officeooo:rsid="0081d113"/>
    </style:style>
    <style:style style:name="T3" style:family="text">
      <style:text-properties officeooo:rsid="0082ed01"/>
    </style:style>
    <style:style style:name="T4" style:family="text">
      <style:text-properties officeooo:rsid="0085df60"/>
    </style:style>
    <style:style style:name="T5" style:family="text">
      <style:text-properties officeooo:rsid="0089b05b"/>
    </style:style>
    <style:style style:name="T6" style:family="text">
      <style:text-properties officeooo:rsid="008a518a"/>
    </style:style>
    <style:style style:name="T7" style:family="text">
      <style:text-properties officeooo:rsid="008bee28"/>
    </style:style>
    <style:style style:name="T8" style:family="text">
      <style:text-properties officeooo:rsid="00945839"/>
    </style:style>
    <style:style style:name="T9" style:family="text">
      <style:text-properties officeooo:rsid="0095445d"/>
    </style:style>
    <style:style style:name="T10" style:family="text">
      <style:text-properties officeooo:rsid="009657e7"/>
    </style:style>
    <style:style style:name="T11" style:family="text">
      <style:text-properties officeooo:rsid="0098cb9b"/>
    </style:style>
    <style:style style:name="T12" style:family="text">
      <style:text-properties officeooo:rsid="009a13af"/>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ext:p>
      <text:p text:style-name="P15"/>
      <text:p text:style-name="P15">We know from the definition of the Schrodinger function that the probability distribution function is given by the wave function multiplied by its complex conjugate (we’re going to end with an exponentially decaying function, which we will normalize <text:span text:style-name="T9">to ensure you never have</text:span><draw:frame draw:style-name="fr1" draw:name="Object4" text:anchor-type="as-char" svg:y="-0.152in" svg:width="0.7508in" svg:height="0.1992in" draw:z-index="20"><draw:object xlink:href="./Object 4" xlink:type="simple" xlink:show="embed" xlink:actuate="onLoad"/><draw:image xlink:href="./ObjectReplacements/Object 4" xlink:type="simple" xlink:show="embed" xlink:actuate="onLoad"/><svg:desc>formula</svg:desc></draw:frame>)</text:p>
      <text:p text:style-name="P1"/>
      <text:p text:style-name="P1"><draw:frame draw:style-name="fr1" draw:name="Object40" text:anchor-type="as-char" svg:y="-0.152in" svg:width="1.7874in" svg:height="0.1992in" draw:z-index="0"><draw:object xlink:href="./Object 40" xlink:type="simple" xlink:show="embed" xlink:actuate="onLoad"/><draw:image xlink:href="./ObjectReplacements/Object 40" xlink:type="simple" xlink:show="embed" xlink:actuate="onLoad"/><svg:desc>formula</svg:desc></draw:frame><text:tab/><text:tab/><text:tab/><text:tab/><text:span text:style-name="T10">Born’s statistical interpretation of the wave function</text:span></text:p>
      <text:p text:style-name="P1"/>
      <text:p text:style-name="P1"><draw:frame draw:style-name="fr1" draw:name="Object8" text:anchor-type="as-char" svg:y="-0.2925in" svg:width="1.3917in" svg:height="0.4717in" draw:z-index="18"><draw:object xlink:href="./Object 8" xlink:type="simple" xlink:show="embed" xlink:actuate="onLoad"/><draw:image xlink:href="./ObjectReplacements/Object 8" xlink:type="simple" xlink:show="embed" xlink:actuate="onLoad"/><svg:desc>formula</svg:desc></draw:frame><text:tab/><text:tab/><text:tab/><text:tab/><text:span text:style-name="T10">Definition of the probability distribution</text:span></text:p>
      <text:p text:style-name="P1"/>
      <text:p text:style-name="P1"><draw:frame draw:style-name="fr1" draw:name="Object59" text:anchor-type="as-char" svg:y="-0.2925in" svg:width="2.3445in" svg:height="0.4717in" draw:z-index="1"><draw:object xlink:href="./Object 59" xlink:type="simple" xlink:show="embed" xlink:actuate="onLoad"/><draw:image xlink:href="./ObjectReplacements/Object 59" xlink:type="simple" xlink:show="embed" xlink:actuate="onLoad"/><svg:desc>formula</svg:desc></draw:frame><text:tab/><text:tab/><text:span text:style-name="T10">We’re going to derive a new</text:span><text:span text:style-name="T10"><draw:frame draw:style-name="fr1" draw:name="Object3" text:anchor-type="as-char" svg:y="-0.152in" svg:width="0.3898in" svg:height="0.1992in" draw:z-index="19"><draw:object xlink:href="./Object 3" xlink:type="simple" xlink:show="embed" xlink:actuate="onLoad"/><draw:image xlink:href="./ObjectReplacements/Object 3" xlink:type="simple" xlink:show="embed" xlink:actuate="onLoad"/><svg:desc>formula</svg:desc></draw:frame></text:span><text:span text:style-name="T10">starting here</text:span></text:p>
      <text:p text:style-name="P1"/>
      <text:p text:style-name="P1"><draw:frame draw:style-name="fr1" draw:name="Object2" text:anchor-type="as-char" svg:y="-0.2437in" svg:width="2.0866in" svg:height="0.3929in" draw:z-index="2"><draw:object xlink:href="./Object 2" xlink:type="simple" xlink:show="embed" xlink:actuate="onLoad"/><draw:image xlink:href="./ObjectReplacements/Object 2" xlink:type="simple" xlink:show="embed" xlink:actuate="onLoad"/><svg:desc>formula</svg:desc></draw:frame><text:tab/><text:tab/><text:tab/><text:span text:style-name="T10">Expanding the integrand</text:span></text:p>
      <text:p text:style-name="P1"/>
      <text:p text:style-name="P4">Now, the Schrodinger equation <text:span text:style-name="T8">(with the left hand side isolated) </text:span>says:</text:p>
      <text:p text:style-name="P4"/>
      <text:p text:style-name="P5"><draw:frame draw:style-name="fr1" draw:name="Object5" text:anchor-type="as-char" svg:y="-0.2681in" svg:width="1.622in" svg:height="0.4402in" draw:z-index="3"><draw:object xlink:href="./Object 5" xlink:type="simple" xlink:show="embed" xlink:actuate="onLoad"/><draw:image xlink:href="./ObjectReplacements/Object 5" xlink:type="simple" xlink:show="embed" xlink:actuate="onLoad"/><svg:desc>formula</svg:desc></draw:frame></text:p>
      <text:p text:style-name="P5"/>
      <text:p text:style-name="P7"><text:span text:style-name="T2">If V is complex, we have a complex number of the form</text:span><draw:frame draw:style-name="fr1" draw:name="Object1" text:anchor-type="as-char" svg:y="-0.1484in" svg:width="0.8882in" svg:height="0.2091in" draw:z-index="5"><draw:object xlink:href="./Object 1" xlink:type="simple" xlink:show="embed" xlink:actuate="onLoad"/><draw:image xlink:href="./ObjectReplacements/Object 1" xlink:type="simple" xlink:show="embed" xlink:actuate="onLoad"/><svg:desc>formula</svg:desc></draw:frame><text:span text:style-name="T7">whose complex conjugate is given by </text:span><text:span text:style-name="T7"><draw:frame draw:style-name="fr1" draw:name="Object7" text:anchor-type="as-char" svg:y="-0.1484in" svg:width="1.3154in" svg:height="0.2091in" draw:z-index="17"><draw:object xlink:href="./Object 7" xlink:type="simple" xlink:show="embed" xlink:actuate="onLoad"/><draw:image xlink:href="./ObjectReplacements/Object 7" xlink:type="simple" xlink:show="embed" xlink:actuate="onLoad"/><svg:desc>formula</svg:desc></draw:frame></text:span><text:span text:style-name="T1">**</text:span><text:span text:style-name="T6">see note at the end for why this is true**</text:span></text:p>
      <text:p text:style-name="P14"/>
      <text:p text:style-name="P8">Taking the complex conjugate we get</text:p>
      <text:p text:style-name="P8"/>
      <text:p text:style-name="P9"><draw:frame draw:style-name="fr1" draw:name="Object6" text:anchor-type="as-char" svg:y="-0.2681in" svg:width="2.1252in" svg:height="0.4402in" draw:z-index="4"><draw:object xlink:href="./Object 6" xlink:type="simple" xlink:show="embed" xlink:actuate="onLoad"/><draw:image xlink:href="./ObjectReplacements/Object 6" xlink:type="simple" xlink:show="embed" xlink:actuate="onLoad"/><svg:desc>formula</svg:desc></draw:frame><text:s/></text:p>
      <text:p text:style-name="P9"/>
      <text:p text:style-name="P16">Therefore, <draw:frame draw:style-name="fr1" draw:name="Object9" text:anchor-type="as-char" svg:y="-0.2681in" svg:width="4.4047in" svg:height="0.4402in" draw:z-index="21"><draw:object xlink:href="./Object 9" xlink:type="simple" xlink:show="embed" xlink:actuate="onLoad"/><draw:image xlink:href="./ObjectReplacements/Object 9" xlink:type="simple" xlink:show="embed" xlink:actuate="onLoad"/><svg:desc>formula</svg:desc></draw:frame></text:p>
      <text:p text:style-name="P16"/>
      <text:p text:style-name="P16"><draw:frame draw:style-name="fr1" draw:name="Object10" text:anchor-type="as-char" svg:y="-0.2681in" svg:width="3.9925in" svg:height="0.4402in" draw:z-index="22"><draw:object xlink:href="./Object 10" xlink:type="simple" xlink:show="embed" xlink:actuate="onLoad"/><draw:image xlink:href="./ObjectReplacements/Object 10" xlink:type="simple" xlink:show="embed" xlink:actuate="onLoad"/><svg:desc>formula</svg:desc></draw:frame></text:p>
      <text:p text:style-name="P16"/>
      <text:p text:style-name="P17">We have previously proven that<draw:frame draw:style-name="fr1" draw:name="Object11" text:anchor-type="as-char" svg:y="-0.2681in" svg:width="3.052in" svg:height="0.4402in" draw:z-index="23"><draw:object xlink:href="./Object 11" xlink:type="simple" xlink:show="embed" xlink:actuate="onLoad"/><draw:image xlink:href="./ObjectReplacements/Object 11" xlink:type="simple" xlink:show="embed" xlink:actuate="onLoad"/><svg:desc>formula</svg:desc></draw:frame></text:p>
      <text:p text:style-name="P17"/>
      <text:p text:style-name="P17">Therefore, <draw:frame draw:style-name="fr1" draw:name="Object12" text:anchor-type="as-char" svg:y="-0.2437in" svg:width="4.2492in" svg:height="0.3929in" draw:z-index="24"><draw:object xlink:href="./Object 12" xlink:type="simple" xlink:show="embed" xlink:actuate="onLoad"/><draw:image xlink:href="./ObjectReplacements/Object 12" xlink:type="simple" xlink:show="embed" xlink:actuate="onLoad"/><svg:desc>formula</svg:desc></draw:frame></text:p>
      <text:p text:style-name="P17"/>
      <text:p text:style-name="P17"><draw:frame draw:style-name="fr1" draw:name="Object50" text:anchor-type="as-char" svg:y="-0.2437in" svg:width="6.1752in" svg:height="0.3929in" draw:z-index="25"><draw:object xlink:href="./Object 51" xlink:type="simple" xlink:show="embed" xlink:actuate="onLoad"/><draw:image xlink:href="./ObjectReplacements/Object 51" xlink:type="simple" xlink:show="embed" xlink:actuate="onLoad"/><svg:desc>formula</svg:desc></draw:frame></text:p>
      <text:p text:style-name="P17"/>
      <text:p text:style-name="P18">continued on next page</text:p>
      <text:p text:style-name="P21">So far, we have the following <text:span text:style-name="T11">equality</text:span>:</text:p>
      <text:p text:style-name="P10"/>
      <text:p text:style-name="P10"><draw:frame draw:style-name="fr1" draw:name="Object51" text:anchor-type="as-char" svg:y="-0.2925in" svg:width="5.0772in" svg:height="0.4717in" draw:z-index="26"><draw:object xlink:href="./Object 52" xlink:type="simple" xlink:show="embed" xlink:actuate="onLoad"/><draw:image xlink:href="./ObjectReplacements/Object 52" xlink:type="simple" xlink:show="embed" xlink:actuate="onLoad"/><svg:desc>formula</svg:desc></draw:frame></text:p>
      <text:p text:style-name="P10"/>
      <text:p text:style-name="P3"><draw:frame draw:style-name="fr1" draw:name="Object53" text:anchor-type="as-char" svg:y="-0.2925in" svg:width="5.2902in" svg:height="0.4717in" draw:z-index="27"><draw:object xlink:href="./Object 53" xlink:type="simple" xlink:show="embed" xlink:actuate="onLoad"/><draw:image xlink:href="./ObjectReplacements/Object 53" xlink:type="simple" xlink:show="embed" xlink:actuate="onLoad"/><svg:desc>formula</svg:desc></draw:frame></text:p>
      <text:p text:style-name="P3"/>
      <text:p text:style-name="P3"><draw:frame draw:style-name="fr1" draw:name="Object54" text:anchor-type="as-char" svg:y="-0.2925in" svg:width="4.789in" svg:height="0.4717in" draw:z-index="28"><draw:object xlink:href="./Object 54" xlink:type="simple" xlink:show="embed" xlink:actuate="onLoad"/><draw:image xlink:href="./ObjectReplacements/Object 54" xlink:type="simple" xlink:show="embed" xlink:actuate="onLoad"/><svg:desc>formula</svg:desc></draw:frame></text:p>
      <text:p text:style-name="P3"/>
      <text:p text:style-name="P18">As pointed out in the original derivation of the normaliz<text:span text:style-name="T12">e-ability (?)</text:span> of the wave function,</text:p>
      <text:p text:style-name="P18"/>
      <text:p text:style-name="P18"><draw:frame draw:style-name="fr1" draw:name="Object55" text:anchor-type="as-char" svg:y="-0.152in" svg:width="1.3126in" svg:height="0.1992in" draw:z-index="29"><draw:object xlink:href="./Object 55" xlink:type="simple" xlink:show="embed" xlink:actuate="onLoad"/><draw:image xlink:href="./ObjectReplacements/Object 55" xlink:type="simple" xlink:show="embed" xlink:actuate="onLoad"/><svg:desc>formula</svg:desc></draw:frame></text:p>
      <text:p text:style-name="P18"/>
      <text:p text:style-name="P18">So we are left with</text:p>
      <text:p text:style-name="P18"/>
      <text:p text:style-name="P18"><draw:frame draw:style-name="fr1" draw:name="Object56" text:anchor-type="as-char" svg:y="-0.2925in" svg:width="3.3945in" svg:height="0.4717in" draw:z-index="30"><draw:object xlink:href="./Object 56" xlink:type="simple" xlink:show="embed" xlink:actuate="onLoad"/><draw:image xlink:href="./ObjectReplacements/Object 56" xlink:type="simple" xlink:show="embed" xlink:actuate="onLoad"/><svg:desc>formula</svg:desc></draw:frame></text:p>
      <text:p text:style-name="P11"/>
      <text:p text:style-name="P19">But <draw:frame draw:style-name="fr1" draw:name="Object13" text:anchor-type="as-char" svg:y="-0.2925in" svg:width="1.2728in" svg:height="0.4717in" draw:z-index="31"><draw:object xlink:href="./Object 13" xlink:type="simple" xlink:show="embed" xlink:actuate="onLoad"/><draw:image xlink:href="./ObjectReplacements/Object 13" xlink:type="simple" xlink:show="embed" xlink:actuate="onLoad"/><svg:desc>formula</svg:desc></draw:frame></text:p>
      <text:p text:style-name="P19"/>
      <text:p text:style-name="P19">So <draw:frame draw:style-name="fr1" draw:name="Object14" text:anchor-type="as-char" svg:y="-0.2598in" svg:width="1.8016in" svg:height="0.4083in" draw:z-index="32"><draw:object xlink:href="./Object 14" xlink:type="simple" xlink:show="embed" xlink:actuate="onLoad"/><draw:image xlink:href="./ObjectReplacements/Object 14" xlink:type="simple" xlink:show="embed" xlink:actuate="onLoad"/><svg:desc>formula</svg:desc></draw:frame></text:p>
      <text:p text:style-name="P19"/>
      <text:p text:style-name="P19">Now, if <draw:frame draw:style-name="fr1" draw:name="Object15" text:anchor-type="as-char" svg:y="-0.1484in" svg:width="0.8437in" svg:height="0.2091in" draw:z-index="33"><draw:object xlink:href="./Object 15" xlink:type="simple" xlink:show="embed" xlink:actuate="onLoad"/><draw:image xlink:href="./ObjectReplacements/Object 15" xlink:type="simple" xlink:show="embed" xlink:actuate="onLoad"/><svg:desc>formula</svg:desc></draw:frame>then <draw:frame draw:style-name="fr1" draw:name="Object16" text:anchor-type="as-char" svg:y="-0.1484in" svg:width="0.9201in" svg:height="0.2091in" draw:z-index="34"><draw:object xlink:href="./Object 16" xlink:type="simple" xlink:show="embed" xlink:actuate="onLoad"/><draw:image xlink:href="./ObjectReplacements/Object 16" xlink:type="simple" xlink:show="embed" xlink:actuate="onLoad"/><svg:desc>formula</svg:desc></draw:frame>so <draw:frame draw:style-name="fr1" draw:name="Object17" text:anchor-type="as-char" svg:y="-0.2437in" svg:width="3.0126in" svg:height="0.3929in" draw:z-index="35"><draw:object xlink:href="./Object 17" xlink:type="simple" xlink:show="embed" xlink:actuate="onLoad"/><draw:image xlink:href="./ObjectReplacements/Object 17" xlink:type="simple" xlink:show="embed" xlink:actuate="onLoad"/><svg:desc>formula</svg:desc></draw:frame></text:p>
      <text:p text:style-name="P19"/>
      <text:p text:style-name="P19"><draw:frame draw:style-name="fr1" draw:name="Object18" text:anchor-type="as-char" svg:y="-0.2598in" svg:width="1.3744in" svg:height="0.4083in" draw:z-index="36"><draw:object xlink:href="./Object 18" xlink:type="simple" xlink:show="embed" xlink:actuate="onLoad"/><draw:image xlink:href="./ObjectReplacements/Object 18" xlink:type="simple" xlink:show="embed" xlink:actuate="onLoad"/><svg:desc>formula</svg:desc></draw:frame></text:p>
      <text:p text:style-name="P19"/>
      <text:p text:style-name="P20"/>
      <text:p text:style-name="P23">b)</text:p>
      <text:p text:style-name="P20"/>
      <text:p text:style-name="P20">In part a), we found <draw:frame draw:style-name="fr1" draw:name="Object23" text:anchor-type="as-char" svg:y="-0.2598in" svg:width="1.3744in" svg:height="0.4083in" draw:z-index="41"><draw:object xlink:href="./Object 23" xlink:type="simple" xlink:show="embed" xlink:actuate="onLoad"/><draw:image xlink:href="./ObjectReplacements/Object 23" xlink:type="simple" xlink:show="embed" xlink:actuate="onLoad"/><svg:desc>formula</svg:desc></draw:frame></text:p>
      <text:p text:style-name="P19"/>
      <text:p text:style-name="P19">This is a differential equation whose solution is given by</text:p>
      <text:p text:style-name="P19"/>
      <text:p text:style-name="P19"><draw:frame draw:style-name="fr1" draw:name="Object19" text:anchor-type="as-char" svg:y="-0.2846in" svg:width="1.102in" svg:height="0.3453in" draw:z-index="37"><draw:object xlink:href="./Object 19" xlink:type="simple" xlink:show="embed" xlink:actuate="onLoad"/><draw:image xlink:href="./ObjectReplacements/Object 19" xlink:type="simple" xlink:show="embed" xlink:actuate="onLoad"/><svg:desc>formula</svg:desc></draw:frame></text:p>
      <text:p text:style-name="P19"/>
      <text:p text:style-name="P20">However,<draw:frame draw:style-name="fr1" draw:name="Object20" text:anchor-type="as-char" svg:y="-0.152in" svg:width="0.6339in" svg:height="0.1992in" draw:z-index="38"><draw:object xlink:href="./Object 20" xlink:type="simple" xlink:show="embed" xlink:actuate="onLoad"/><draw:image xlink:href="./ObjectReplacements/Object 20" xlink:type="simple" xlink:show="embed" xlink:actuate="onLoad"/><svg:desc>formula</svg:desc></draw:frame>so<draw:frame draw:style-name="fr1" draw:name="Object21" text:anchor-type="as-char" svg:y="-0.1484in" svg:width="0.4728in" svg:height="0.2091in" draw:z-index="39"><draw:object xlink:href="./Object 21" xlink:type="simple" xlink:show="embed" xlink:actuate="onLoad"/><draw:image xlink:href="./ObjectReplacements/Object 21" xlink:type="simple" xlink:show="embed" xlink:actuate="onLoad"/><svg:desc>formula</svg:desc></draw:frame></text:p>
      <text:p text:style-name="P20"/>
      <text:p text:style-name="P20"><draw:frame draw:style-name="fr1" draw:name="Object22" text:anchor-type="as-char" svg:y="-0.2846in" svg:width="0.8756in" svg:height="0.3319in" draw:z-index="40"><draw:object xlink:href="./Object 22" xlink:type="simple" xlink:show="embed" xlink:actuate="onLoad"/><draw:image xlink:href="./ObjectReplacements/Object 22" xlink:type="simple" xlink:show="embed" xlink:actuate="onLoad"/><svg:desc>formula</svg:desc></draw:frame></text:p>
      <text:p text:style-name="P20"/>
      <text:p text:style-name="P20">The half-life of this particle is given by <draw:frame draw:style-name="fr1" draw:name="Object24" text:anchor-type="as-char" svg:y="-0.152in" svg:width="0.7346in" svg:height="0.1992in" draw:z-index="42"><draw:object xlink:href="./Object 24" xlink:type="simple" xlink:show="embed" xlink:actuate="onLoad"/><draw:image xlink:href="./ObjectReplacements/Object 24" xlink:type="simple" xlink:show="embed" xlink:actuate="onLoad"/><svg:desc>formula</svg:desc></draw:frame></text:p>
      <text:p text:style-name="P20"/>
      <text:p text:style-name="P20"><draw:frame draw:style-name="fr1" draw:name="Object27" text:anchor-type="as-char" svg:y="-0.2846in" svg:width="0.7819in" svg:height="0.3201in" draw:z-index="43"><draw:object xlink:href="./Object 27" xlink:type="simple" xlink:show="embed" xlink:actuate="onLoad"/><draw:image xlink:href="./ObjectReplacements/Object 27" xlink:type="simple" xlink:show="embed" xlink:actuate="onLoad"/><svg:desc>formula</svg:desc></draw:frame></text:p>
      <text:p text:style-name="P20"/>
      <text:p text:style-name="P20"><draw:frame draw:style-name="fr1" draw:name="Object28" text:anchor-type="as-char" svg:y="-0.2598in" svg:width="1.202in" svg:height="0.4083in" draw:z-index="44"><draw:object xlink:href="./Object 28" xlink:type="simple" xlink:show="embed" xlink:actuate="onLoad"/><draw:image xlink:href="./ObjectReplacements/Object 28" xlink:type="simple" xlink:show="embed" xlink:actuate="onLoad"/><svg:desc>formula</svg:desc></draw:frame></text:p>
      <text:p text:style-name="P22">**<text:span text:style-name="T6">explanation of complex conjugate in part a)**</text:span></text:p>
      <text:p text:style-name="P12"/>
      <text:p text:style-name="P12">How do we take the complex conjugate of such a number? <text:s/><text:span text:style-name="T3">The only way I can wrap my brain around this is by writing it out explicitly</text:span></text:p>
      <text:p text:style-name="P6"/>
      <text:p text:style-name="P6"><draw:frame draw:style-name="fr1" draw:name="Object25" text:anchor-type="as-char" svg:y="-0.152in" svg:width="4.1445in" svg:height="0.2126in" draw:z-index="8"><draw:object xlink:href="./Object 42" xlink:type="simple" xlink:show="embed" xlink:actuate="onLoad"/><draw:image xlink:href="./ObjectReplacements/Object 42" xlink:type="simple" xlink:show="embed" xlink:actuate="onLoad"/><svg:desc>formula</svg:desc></draw:frame></text:p>
      <text:p text:style-name="P6"/>
      <text:p text:style-name="P6"><draw:frame draw:style-name="fr1" draw:name="Object26" text:anchor-type="as-char" svg:y="-0.152in" svg:width="2.5346in" svg:height="0.2126in" draw:z-index="9"><draw:object xlink:href="./Object 43" xlink:type="simple" xlink:show="embed" xlink:actuate="onLoad"/><draw:image xlink:href="./ObjectReplacements/Object 43" xlink:type="simple" xlink:show="embed" xlink:actuate="onLoad"/><svg:desc>formula</svg:desc></draw:frame></text:p>
      <text:p text:style-name="P6"/>
      <text:p text:style-name="P6"><draw:frame draw:style-name="fr1" draw:name="Object42" text:anchor-type="as-char" svg:y="-0.152in" svg:width="2.5866in" svg:height="0.2126in" draw:z-index="10"><draw:object xlink:href="./Object 44" xlink:type="simple" xlink:show="embed" xlink:actuate="onLoad"/><draw:image xlink:href="./ObjectReplacements/Object 44" xlink:type="simple" xlink:show="embed" xlink:actuate="onLoad"/><svg:desc>formula</svg:desc></draw:frame></text:p>
      <text:p text:style-name="P6"/>
      <text:p text:style-name="P6"><draw:frame draw:style-name="fr1" draw:name="Object43" text:anchor-type="as-char" svg:y="-0.152in" svg:width="2.711in" svg:height="0.2126in" draw:z-index="11"><draw:object xlink:href="./Object 45" xlink:type="simple" xlink:show="embed" xlink:actuate="onLoad"/><draw:image xlink:href="./ObjectReplacements/Object 45" xlink:type="simple" xlink:show="embed" xlink:actuate="onLoad"/><svg:desc>formula</svg:desc></draw:frame></text:p>
      <text:p text:style-name="P6"/>
      <text:p text:style-name="P13">We now need to make sense of this mess in terms of <draw:frame draw:style-name="fr1" draw:name="Object44" text:anchor-type="as-char" svg:y="-0.1484in" svg:width="1.0929in" svg:height="0.2091in" draw:z-index="12"><draw:object xlink:href="./Object 46" xlink:type="simple" xlink:show="embed" xlink:actuate="onLoad"/><draw:image xlink:href="./ObjectReplacements/Object 46" xlink:type="simple" xlink:show="embed" xlink:actuate="onLoad"/><svg:desc>formula</svg:desc></draw:frame></text:p>
      <text:p text:style-name="P13"/>
      <text:p text:style-name="P13">Let’s assume that<draw:frame draw:style-name="fr1" draw:name="Object45" text:anchor-type="as-char" svg:y="-0.1484in" svg:width="1.0862in" svg:height="0.2091in" draw:z-index="13"><draw:object xlink:href="./Object 47" xlink:type="simple" xlink:show="embed" xlink:actuate="onLoad"/><draw:image xlink:href="./ObjectReplacements/Object 47" xlink:type="simple" xlink:show="embed" xlink:actuate="onLoad"/><svg:desc>formula</svg:desc></draw:frame><text:span text:style-name="T4">=&gt; possibly </text:span>multiplied <text:span text:style-name="T4">by i, -1, or -i</text:span></text:p>
      <text:p text:style-name="P13"/>
      <text:p text:style-name="P13"><draw:frame draw:style-name="fr1" draw:name="Object52" text:anchor-type="as-char" svg:y="-0.152in" svg:width="1.8575in" svg:height="0.2126in" draw:z-index="14"><draw:object xlink:href="./Object 48" xlink:type="simple" xlink:show="embed" xlink:actuate="onLoad"/><draw:image xlink:href="./ObjectReplacements/Object 48" xlink:type="simple" xlink:show="embed" xlink:actuate="onLoad"/><svg:desc>formula</svg:desc></draw:frame><text:span text:style-name="T4">(x some stuff)</text:span></text:p>
      <text:p text:style-name="P13"/>
      <text:p text:style-name="P13"><draw:frame draw:style-name="fr1" draw:name="Object46" text:anchor-type="as-char" svg:y="-0.152in" svg:width="2.6366in" svg:height="0.2126in" draw:z-index="15"><draw:object xlink:href="./Object 49" xlink:type="simple" xlink:show="embed" xlink:actuate="onLoad"/><draw:image xlink:href="./ObjectReplacements/Object 49" xlink:type="simple" xlink:show="embed" xlink:actuate="onLoad"/><svg:desc>formula</svg:desc></draw:frame><text:span text:style-name="T4">(x some stuff)</text:span></text:p>
      <text:p text:style-name="P13"/>
      <text:p text:style-name="P13"><draw:frame draw:style-name="fr1" draw:name="Object47" text:anchor-type="as-char" svg:y="-0.152in" svg:width="2.6244in" svg:height="0.2126in" draw:z-index="16"><draw:object xlink:href="./Object 50" xlink:type="simple" xlink:show="embed" xlink:actuate="onLoad"/><draw:image xlink:href="./ObjectReplacements/Object 50" xlink:type="simple" xlink:show="embed" xlink:actuate="onLoad"/><svg:desc>formula</svg:desc></draw:frame><text:span text:style-name="T4">(x some stuff)</text:span></text:p>
      <text:p text:style-name="P13"><text:line-break/><text:span text:style-name="T5">From here, we can see that </text:span><text:span text:style-name="T5"><draw:frame draw:style-name="fr1" draw:name="Object48" text:anchor-type="as-char" svg:y="-0.1484in" svg:width="1.3154in" svg:height="0.2091in" draw:z-index="6"><draw:object xlink:href="./Object 25" xlink:type="simple" xlink:show="embed" xlink:actuate="onLoad"/><draw:image xlink:href="./ObjectReplacements/Object 25" xlink:type="simple" xlink:show="embed" xlink:actuate="onLoad"/><svg:desc>formula</svg:desc></draw:frame></text:span><text:span text:style-name="T5">as if you multiply the right side of the above equation by -i, you get the originally derived value for </text:span><text:span text:style-name="T5"><draw:frame draw:style-name="fr1" draw:name="Object49" text:anchor-type="as-char" svg:y="-0.1484in" svg:width="0.35in" svg:height="0.2091in" draw:z-index="7"><draw:object xlink:href="./Object 26" xlink:type="simple" xlink:show="embed" xlink:actuate="onLoad"/><draw:image xlink:href="./ObjectReplacements/Object 26" xlink:type="simple" xlink:show="embed" xlink:actuate="onLoad"/><svg:desc>formula</svg:desc></draw:fram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5T23:49:46.537000000</meta:creation-date>
    <dc:date>2021-12-06T23:44:13.236000000</dc:date>
    <meta:editing-duration>PT17H49M27S</meta:editing-duration>
    <meta:editing-cycles>140</meta:editing-cycles>
    <meta:generator>LibreOffice/7.1.5.2$Windows_X86_64 LibreOffice_project/85f04e9f809797b8199d13c421bd8a2b025d52b5</meta:generator>
    <meta:print-date>2021-12-06T22:00:19.959000000</meta:print-date>
    <meta:document-statistic meta:table-count="0" meta:image-count="0" meta:object-count="45" meta:page-count="4" meta:paragraph-count="50" meta:word-count="283" meta:character-count="1590" meta:non-whitespace-character-count="1315"/>
  </office:meta>
</office:document-meta>
</file>

<file path=Object 1/content.xml><?xml version="1.0" encoding="utf-8"?>
<math xmlns="http://www.w3.org/1998/Math/MathML" display="block">
  <semantics>
    <mrow>
      <msub>
        <mi>C</mi>
        <mn>1</mn>
      </msub>
      <mo stretchy="false">=</mo>
      <mrow>
        <mi>i</mi>
        <mo stretchy="false">⋅</mo>
        <msub>
          <mi>C</mi>
          <mn>2</mn>
        </msub>
        <mo stretchy="false">⋅</mo>
        <msub>
          <mi>C</mi>
          <mn>3</mn>
        </msub>
      </mrow>
    </mrow>
    <annotation encoding="StarMath 5.0">C sub 1 = i cdot {C sub 2} cdot {C sub 3}</annotation>
  </semantics>
</math>
</file>

<file path=Object 10/content.xml><?xml version="1.0" encoding="utf-8"?>
<math xmlns="http://www.w3.org/1998/Math/MathML" display="block">
  <semantics>
    <mrow>
      <mfrac>
        <mo stretchy="false">∂</mo>
        <mrow>
          <mo stretchy="false">∂</mo>
          <mi>t</mi>
        </mrow>
      </mfrac>
      <mrow>
        <mrow>
          <mo fence="true" form="prefix" stretchy="false">[</mo>
          <mrow>
            <mrow>
              <mrow>
                <mi>ψ</mi>
                <mo stretchy="false">⋅</mo>
                <mi>ψ</mi>
              </mrow>
              <mtext>*</mtext>
            </mrow>
          </mrow>
          <mo fence="true" form="postfix" stretchy="false">]</mo>
        </mrow>
        <mo stretchy="false">=</mo>
        <mrow>
          <mrow>
            <mfrac>
              <mi mathvariant="italic">ih</mi>
              <mrow>
                <mn>2</mn>
                <mi>m</mi>
              </mrow>
            </mfrac>
            <mo stretchy="false">⋅</mo>
            <mrow>
              <mo fence="true" form="prefix" stretchy="false">(</mo>
              <mrow>
                <mrow>
                  <mrow>
                    <mrow>
                      <mi>ψ</mi>
                      <mtext>*</mtext>
                    </mrow>
                    <mo stretchy="false">⋅</mo>
                    <mfrac>
                      <mrow>
                        <msup>
                          <mo stretchy="false">∂</mo>
                          <mn>2</mn>
                        </msup>
                        <mi>ψ</mi>
                      </mrow>
                      <mrow>
                        <mo stretchy="false">∂</mo>
                        <msup>
                          <mi>x</mi>
                          <mn>2</mn>
                        </msup>
                      </mrow>
                    </mfrac>
                  </mrow>
                  <mo stretchy="false">−</mo>
                  <mrow>
                    <mi>ψ</mi>
                    <mo stretchy="false">⋅</mo>
                    <mfrac>
                      <mrow>
                        <msup>
                          <mo stretchy="false">∂</mo>
                          <mn>2</mn>
                        </msup>
                        <mi>ψ</mi>
                        <mtext>*</mtext>
                      </mrow>
                      <mrow>
                        <mo stretchy="false">∂</mo>
                        <msup>
                          <mi>x</mi>
                          <mn>2</mn>
                        </msup>
                      </mrow>
                    </mfrac>
                  </mrow>
                </mrow>
              </mrow>
              <mo fence="true" form="postfix" stretchy="false">)</mo>
            </mrow>
          </mrow>
          <mo stretchy="false">+</mo>
          <mrow>
            <mrow>
              <mo fence="true" form="prefix" stretchy="false">(</mo>
              <mrow>
                <mrow>
                  <mfrac>
                    <mrow>
                      <mi>i</mi>
                      <mi>V</mi>
                      <mtext>*</mtext>
                    </mrow>
                    <mi>h</mi>
                  </mfrac>
                  <mo stretchy="false">−</mo>
                  <mfrac>
                    <mrow>
                      <mi>i</mi>
                      <mi>V</mi>
                    </mrow>
                    <mi>h</mi>
                  </mfrac>
                </mrow>
              </mrow>
              <mo fence="true" form="postfix" stretchy="false">)</mo>
            </mrow>
            <mo stretchy="false">⋅</mo>
            <mi>ψ</mi>
            <mo stretchy="false">⋅</mo>
            <mrow>
              <mi>ψ</mi>
              <mtext>*</mtext>
            </mrow>
          </mrow>
        </mrow>
      </mrow>
    </mrow>
    <annotation encoding="StarMath 5.0">{partial  over {partial t}} [ψ cdot ψ"*" ] = { {ih} over {2m}} cdot ({ψ "*"} cdot {{{partial ^ 2 ψ}} over {partial x ^ 2}} - {ψ} cdot {{{partial ^ 2 ψ "*"}} over {partial x ^ 2}}) + ({i  V "*"} over h - {i  V} over h) cdot ψ cdot {ψ "*"}</annotation>
  </semantics>
</math>
</file>

<file path=Object 11/content.xml><?xml version="1.0" encoding="utf-8"?>
<math xmlns="http://www.w3.org/1998/Math/MathML" display="block">
  <semantics>
    <mrow>
      <mi>ψ</mi>
      <mrow>
        <mrow>
          <mrow>
            <mtext>*</mtext>
            <mo stretchy="false">⋅</mo>
            <mfrac>
              <mrow>
                <msup>
                  <mo stretchy="false">∂</mo>
                  <mn>2</mn>
                </msup>
                <mi>ψ</mi>
              </mrow>
              <mrow>
                <mo stretchy="false">∂</mo>
                <msup>
                  <mi>x</mi>
                  <mn>2</mn>
                </msup>
              </mrow>
            </mfrac>
          </mrow>
          <mo stretchy="false">−</mo>
          <mrow>
            <mi>ψ</mi>
            <mo stretchy="false">⋅</mo>
            <mfrac>
              <mrow>
                <msup>
                  <mo stretchy="false">∂</mo>
                  <mn>2</mn>
                </msup>
                <mi>ψ</mi>
                <mtext>*</mtext>
              </mrow>
              <mrow>
                <mo stretchy="false">∂</mo>
                <msup>
                  <mi>x</mi>
                  <mn>2</mn>
                </msup>
              </mrow>
            </mfrac>
          </mrow>
        </mrow>
        <mo stretchy="false">=</mo>
        <mfrac>
          <mo stretchy="false">∂</mo>
          <mrow>
            <mo stretchy="false">∂</mo>
            <mi>x</mi>
          </mrow>
        </mfrac>
      </mrow>
      <mrow>
        <mo fence="true" form="prefix" stretchy="false">[</mo>
        <mrow>
          <mrow>
            <mi>ψ</mi>
            <mrow>
              <mrow>
                <mtext>*</mtext>
                <mo stretchy="false">⋅</mo>
                <mfrac>
                  <mrow>
                    <mo stretchy="false">∂</mo>
                    <mi>ψ</mi>
                  </mrow>
                  <mrow>
                    <mo stretchy="false">∂</mo>
                    <mi>x</mi>
                  </mrow>
                </mfrac>
              </mrow>
              <mo stretchy="false">−</mo>
              <mrow>
                <mi>ψ</mi>
                <mo stretchy="false">⋅</mo>
                <mfrac>
                  <mrow>
                    <mo stretchy="false">∂</mo>
                    <mi>ψ</mi>
                    <mtext>*</mtext>
                  </mrow>
                  <mrow>
                    <mo stretchy="false">∂</mo>
                    <mi>x</mi>
                  </mrow>
                </mfrac>
              </mrow>
            </mrow>
          </mrow>
        </mrow>
        <mo fence="true" form="postfix" stretchy="false">]</mo>
      </mrow>
    </mrow>
    <annotation encoding="StarMath 5.0">ψ "*" cdot {{{partial ^ 2 ψ }} over {partial x ^ 2}} - ψ cdot {{{partial ^ 2 ψ "*"}} over {partial x ^ 2}} = { partial over {partial x} } [ ψ "*" cdot {{{partial  ψ }} over {partial x }} - ψ cdot {{{partial  ψ "*"}} over {partial x }} ]</annotation>
  </semantics>
</math>
</file>

<file path=Object 12/content.xml><?xml version="1.0" encoding="utf-8"?>
<math xmlns="http://www.w3.org/1998/Math/MathML" display="block">
  <semantics>
    <mrow>
      <mfrac>
        <mo stretchy="false">∂</mo>
        <mrow>
          <mo stretchy="false">∂</mo>
          <mi>t</mi>
        </mrow>
      </mfrac>
      <mrow>
        <mrow>
          <mo fence="true" form="prefix" stretchy="false">[</mo>
          <mrow>
            <mrow>
              <mrow>
                <mi>ψ</mi>
                <mo stretchy="false">⋅</mo>
                <mi>ψ</mi>
              </mrow>
              <mtext>*</mtext>
            </mrow>
          </mrow>
          <mo fence="true" form="postfix" stretchy="false">]</mo>
        </mrow>
        <mo stretchy="false">=</mo>
        <mrow>
          <mrow>
            <mfrac>
              <mi mathvariant="italic">ih</mi>
              <mrow>
                <mn>2</mn>
                <mi>m</mi>
              </mrow>
            </mfrac>
            <mo stretchy="false">⋅</mo>
            <mrow>
              <mo fence="true" form="prefix" stretchy="false">(</mo>
              <mrow>
                <mrow>
                  <mfrac>
                    <mo stretchy="false">∂</mo>
                    <mrow>
                      <mo stretchy="false">∂</mo>
                      <mi>x</mi>
                    </mrow>
                  </mfrac>
                  <mrow>
                    <mo fence="true" form="prefix" stretchy="false">[</mo>
                    <mrow>
                      <mrow>
                        <mi>ψ</mi>
                        <mrow>
                          <mrow>
                            <mtext>*</mtext>
                            <mo stretchy="false">⋅</mo>
                            <mfrac>
                              <mrow>
                                <mo stretchy="false">∂</mo>
                                <mi>ψ</mi>
                              </mrow>
                              <mrow>
                                <mo stretchy="false">∂</mo>
                                <mi>x</mi>
                              </mrow>
                            </mfrac>
                          </mrow>
                          <mo stretchy="false">−</mo>
                          <mrow>
                            <mi>ψ</mi>
                            <mo stretchy="false">⋅</mo>
                            <mfrac>
                              <mrow>
                                <mo stretchy="false">∂</mo>
                                <mi>ψ</mi>
                                <mtext>*</mtext>
                              </mrow>
                              <mrow>
                                <mo stretchy="false">∂</mo>
                                <mi>x</mi>
                              </mrow>
                            </mfrac>
                          </mrow>
                        </mrow>
                      </mrow>
                    </mrow>
                    <mo fence="true" form="postfix" stretchy="false">]</mo>
                  </mrow>
                </mrow>
              </mrow>
              <mo fence="true" form="postfix" stretchy="false">)</mo>
            </mrow>
          </mrow>
          <mo stretchy="false">+</mo>
          <mrow>
            <mrow>
              <mo fence="true" form="prefix" stretchy="false">(</mo>
              <mrow>
                <mrow>
                  <mfrac>
                    <mrow>
                      <mi>i</mi>
                      <mi>V</mi>
                      <mtext>*</mtext>
                    </mrow>
                    <mi>h</mi>
                  </mfrac>
                  <mo stretchy="false">−</mo>
                  <mfrac>
                    <mrow>
                      <mi>i</mi>
                      <mi>V</mi>
                    </mrow>
                    <mi>h</mi>
                  </mfrac>
                </mrow>
              </mrow>
              <mo fence="true" form="postfix" stretchy="false">)</mo>
            </mrow>
            <mo stretchy="false">⋅</mo>
            <mi>ψ</mi>
            <mo stretchy="false">⋅</mo>
            <mrow>
              <mi>ψ</mi>
              <mtext>*</mtext>
            </mrow>
          </mrow>
        </mrow>
      </mrow>
    </mrow>
    <annotation encoding="StarMath 5.0">{partial  over {partial t}} [ψ cdot ψ"*" ] = { {ih} over {2m}} cdot ({ partial over {partial x} } [ ψ "*" cdot {{{partial  ψ }} over {partial x }} - ψ cdot {{{partial  ψ "*"}} over {partial x }} ]) + ({i  V "*"} over h - {i  V} over h) cdot ψ cdot {ψ "*"}</annotation>
  </semantics>
</math>
</file>

<file path=Object 13/content.xml><?xml version="1.0" encoding="utf-8"?>
<math xmlns="http://www.w3.org/1998/Math/MathML" display="block">
  <semantics>
    <mrow>
      <mi>P</mi>
      <mrow>
        <mrow>
          <mo fence="true" form="prefix" stretchy="false">(</mo>
          <mrow>
            <mi>t</mi>
          </mrow>
          <mo fence="true" form="postfix" stretchy="false">)</mo>
        </mrow>
        <mo stretchy="false">=</mo>
        <mrow>
          <mrow>
            <munderover>
              <mo stretchy="false">∫</mo>
              <mrow>
                <mo stretchy="false">−</mo>
                <mi>∞</mi>
              </mrow>
              <mi>∞</mi>
            </munderover>
            <mi>ψ</mi>
          </mrow>
          <mo stretchy="false">⋅</mo>
          <mrow>
            <mi>ψ</mi>
            <mtext>*</mtext>
          </mrow>
        </mrow>
      </mrow>
      <mi mathvariant="italic">dx</mi>
    </mrow>
    <annotation encoding="StarMath 5.0">P(t) = int from{-∞} to{∞} ψ cdot {ψ "*"} dx</annotation>
  </semantics>
</math>
</file>

<file path=Object 14/content.xml><?xml version="1.0" encoding="utf-8"?>
<math xmlns="http://www.w3.org/1998/Math/MathML" display="block">
  <semantics>
    <mrow>
      <mrow>
        <mfrac>
          <mrow>
            <mi mathvariant="italic">dP</mi>
            <mrow>
              <mo fence="true" form="prefix" stretchy="false">(</mo>
              <mrow>
                <mi>t</mi>
              </mrow>
              <mo fence="true" form="postfix" stretchy="false">)</mo>
            </mrow>
          </mrow>
          <mi mathvariant="italic">dt</mi>
        </mfrac>
        <mo stretchy="false">=</mo>
        <mrow>
          <mrow>
            <mo fence="true" form="prefix" stretchy="false">(</mo>
            <mrow>
              <mrow>
                <mfrac>
                  <mrow>
                    <mi>i</mi>
                    <mi>V</mi>
                    <mtext>*</mtext>
                  </mrow>
                  <mi>h</mi>
                </mfrac>
                <mo stretchy="false">−</mo>
                <mfrac>
                  <mrow>
                    <mi>i</mi>
                    <mi>V</mi>
                  </mrow>
                  <mi>h</mi>
                </mfrac>
              </mrow>
            </mrow>
            <mo fence="true" form="postfix" stretchy="false">)</mo>
          </mrow>
          <mo stretchy="false">⋅</mo>
          <mi>P</mi>
        </mrow>
      </mrow>
      <mrow>
        <mo fence="true" form="prefix" stretchy="false">(</mo>
        <mrow>
          <mi>t</mi>
        </mrow>
        <mo fence="true" form="postfix" stretchy="false">)</mo>
      </mrow>
    </mrow>
    <annotation encoding="StarMath 5.0">{dP(t)} over {dt} = ({i  V "*"} over h - {i  V} over h) cdot P( t )</annotation>
  </semantics>
</math>
</file>

<file path=Object 15/content.xml><?xml version="1.0" encoding="utf-8"?>
<math xmlns="http://www.w3.org/1998/Math/MathML" display="block">
  <semantics>
    <mrow>
      <mrow>
        <mi>V</mi>
        <mo stretchy="false">=</mo>
        <mrow>
          <msub>
            <mi>V</mi>
            <mn>0</mn>
          </msub>
          <mo stretchy="false">−</mo>
          <mi>i</mi>
        </mrow>
      </mrow>
      <mi>Γ</mi>
    </mrow>
    <annotation encoding="StarMath 5.0">V = V sub 0 - i Γ</annotation>
  </semantics>
</math>
</file>

<file path=Object 16/content.xml><?xml version="1.0" encoding="utf-8"?>
<math xmlns="http://www.w3.org/1998/Math/MathML" display="block">
  <semantics>
    <mrow>
      <mi>V</mi>
      <mrow>
        <mtext>*</mtext>
        <mo stretchy="false">=</mo>
        <mrow>
          <msub>
            <mi>V</mi>
            <mn>0</mn>
          </msub>
          <mo stretchy="false">+</mo>
          <mi>i</mi>
        </mrow>
      </mrow>
      <mi>Γ</mi>
    </mrow>
    <annotation encoding="StarMath 5.0">V "*" = V sub 0 + i Γ</annotation>
  </semantics>
</math>
</file>

<file path=Object 17/content.xml><?xml version="1.0" encoding="utf-8"?>
<math xmlns="http://www.w3.org/1998/Math/MathML" display="block">
  <semantics>
    <mrow>
      <mrow>
        <mrow>
          <mfrac>
            <mrow>
              <mi>i</mi>
              <mi>V</mi>
              <mtext>*</mtext>
            </mrow>
            <mi>h</mi>
          </mfrac>
          <mo stretchy="false">−</mo>
          <mfrac>
            <mrow>
              <mi>i</mi>
              <mi>V</mi>
            </mrow>
            <mi>h</mi>
          </mfrac>
        </mrow>
        <mo stretchy="false">=</mo>
        <mfrac>
          <mi>i</mi>
          <mi>h</mi>
        </mfrac>
      </mrow>
      <mrow>
        <mrow>
          <mo fence="true" form="prefix" stretchy="false">[</mo>
          <mrow>
            <mrow>
              <mrow>
                <mo fence="true" form="prefix" stretchy="false">(</mo>
                <mrow>
                  <mrow>
                    <mrow>
                      <msub>
                        <mi>V</mi>
                        <mn>0</mn>
                      </msub>
                      <mo stretchy="false">+</mo>
                      <mi>i</mi>
                    </mrow>
                    <mi>Γ</mi>
                  </mrow>
                </mrow>
                <mo fence="true" form="postfix" stretchy="false">)</mo>
              </mrow>
              <mo stretchy="false">−</mo>
              <mrow>
                <mo fence="true" form="prefix" stretchy="false">(</mo>
                <mrow>
                  <mrow>
                    <mrow>
                      <msub>
                        <mi>V</mi>
                        <mn>0</mn>
                      </msub>
                      <mo stretchy="false">−</mo>
                      <mi>i</mi>
                    </mrow>
                    <mi>Γ</mi>
                  </mrow>
                </mrow>
                <mo fence="true" form="postfix" stretchy="false">)</mo>
              </mrow>
            </mrow>
          </mrow>
          <mo fence="true" form="postfix" stretchy="false">]</mo>
        </mrow>
        <mo stretchy="false">=</mo>
        <mfrac>
          <mrow>
            <mrow>
              <mo stretchy="false">−</mo>
              <mn>2</mn>
            </mrow>
            <mi>Γ</mi>
          </mrow>
          <mi>h</mi>
        </mfrac>
      </mrow>
    </mrow>
    <annotation encoding="StarMath 5.0">{i  V "*"} over h - {i  V} over h = i over h [( V sub 0 + i Γ) - (V sub 0 - i Γ )] = {-2 Γ} over h</annotation>
  </semantics>
</math>
</file>

<file path=Object 18/content.xml><?xml version="1.0" encoding="utf-8"?>
<math xmlns="http://www.w3.org/1998/Math/MathML" display="block">
  <semantics>
    <mrow>
      <mrow>
        <mfrac>
          <mrow>
            <mi mathvariant="italic">dP</mi>
            <mrow>
              <mo fence="true" form="prefix" stretchy="false">(</mo>
              <mrow>
                <mi>t</mi>
              </mrow>
              <mo fence="true" form="postfix" stretchy="false">)</mo>
            </mrow>
          </mrow>
          <mi mathvariant="italic">dt</mi>
        </mfrac>
        <mo stretchy="false">=</mo>
        <mrow>
          <mfrac>
            <mrow>
              <mrow>
                <mo stretchy="false">−</mo>
                <mn>2</mn>
              </mrow>
              <mi>Γ</mi>
            </mrow>
            <mi>h</mi>
          </mfrac>
          <mo stretchy="false">⋅</mo>
          <mi>P</mi>
        </mrow>
      </mrow>
      <mrow>
        <mo fence="true" form="prefix" stretchy="false">(</mo>
        <mrow>
          <mi>t</mi>
        </mrow>
        <mo fence="true" form="postfix" stretchy="false">)</mo>
      </mrow>
    </mrow>
    <annotation encoding="StarMath 5.0">{dP(t)} over {dt} = {{-2 Γ} over h} cdot P( t )</annotation>
  </semantics>
</math>
</file>

<file path=Object 19/content.xml><?xml version="1.0" encoding="utf-8"?>
<math xmlns="http://www.w3.org/1998/Math/MathML" display="block">
  <semantics>
    <mrow>
      <mi>P</mi>
      <mrow>
        <mrow>
          <mo fence="true" form="prefix" stretchy="false">(</mo>
          <mrow>
            <mi>t</mi>
          </mrow>
          <mo fence="true" form="postfix" stretchy="false">)</mo>
        </mrow>
        <mo stretchy="false">=</mo>
        <mrow>
          <msub>
            <mi>C</mi>
            <mn>0</mn>
          </msub>
          <mo stretchy="false">⋅</mo>
          <msup>
            <mi>e</mi>
            <mrow>
              <mfrac>
                <mrow>
                  <mrow>
                    <mo stretchy="false">−</mo>
                    <mn>2</mn>
                  </mrow>
                  <mi>Γ</mi>
                </mrow>
                <mi>h</mi>
              </mfrac>
              <mi>t</mi>
            </mrow>
          </msup>
        </mrow>
      </mrow>
    </mrow>
    <annotation encoding="StarMath 5.0">P( t ) = C sub 0 cdot e ^ { {{-2 Γ } over h}  t }</annotation>
  </semantics>
</math>
</file>

<file path=Object 2/content.xml><?xml version="1.0" encoding="utf-8"?>
<math xmlns="http://www.w3.org/1998/Math/MathML" display="block">
  <semantics>
    <mrow>
      <mfrac>
        <mo stretchy="false">∂</mo>
        <mrow>
          <mo stretchy="false">∂</mo>
          <mi>t</mi>
        </mrow>
      </mfrac>
      <mrow>
        <mrow>
          <mo fence="true" form="prefix" stretchy="false">[</mo>
          <mrow>
            <mrow>
              <mrow>
                <mi>ψ</mi>
                <mo stretchy="false">⋅</mo>
                <mi>ψ</mi>
              </mrow>
              <mtext>*</mtext>
            </mrow>
          </mrow>
          <mo fence="true" form="postfix" stretchy="false">]</mo>
        </mrow>
        <mo stretchy="false">=</mo>
        <mrow>
          <mrow>
            <mi>ψ</mi>
            <mo stretchy="false">⋅</mo>
            <mfrac>
              <mrow>
                <mrow>
                  <mo stretchy="false">∂</mo>
                  <mi>ψ</mi>
                </mrow>
                <mtext>*</mtext>
              </mrow>
              <mrow>
                <mo stretchy="false">∂</mo>
                <mi>t</mi>
              </mrow>
            </mfrac>
          </mrow>
          <mo stretchy="false">+</mo>
          <mrow>
            <mfrac>
              <mrow>
                <mo stretchy="false">∂</mo>
                <mi>ψ</mi>
              </mrow>
              <mrow>
                <mo stretchy="false">∂</mo>
                <mi>t</mi>
              </mrow>
            </mfrac>
            <mo stretchy="false">⋅</mo>
            <mi>ψ</mi>
          </mrow>
        </mrow>
      </mrow>
      <mtext>*</mtext>
    </mrow>
    <annotation encoding="StarMath 5.0">{partial  over {partial t}} [ψ cdot ψ"*" ] = {ψ} cdot {{{partial ψ}"*"} over {partial t}} + {{{partial ψ}} over {partial t}} cdot ψ"*"</annotation>
  </semantics>
</math>
</file>

<file path=Object 20/content.xml><?xml version="1.0" encoding="utf-8"?>
<math xmlns="http://www.w3.org/1998/Math/MathML" display="block">
  <semantics>
    <mrow>
      <mi>P</mi>
      <mrow>
        <mrow>
          <mo fence="true" form="prefix" stretchy="false">(</mo>
          <mrow>
            <mn>0</mn>
          </mrow>
          <mo fence="true" form="postfix" stretchy="false">)</mo>
        </mrow>
        <mo stretchy="false">=</mo>
        <mn>1</mn>
      </mrow>
    </mrow>
    <annotation encoding="StarMath 5.0">P( 0 ) = 1</annotation>
  </semantics>
</math>
</file>

<file path=Object 21/content.xml><?xml version="1.0" encoding="utf-8"?>
<math xmlns="http://www.w3.org/1998/Math/MathML" display="block">
  <semantics>
    <mrow>
      <msub>
        <mi>C</mi>
        <mn>0</mn>
      </msub>
      <mo stretchy="false">=</mo>
      <mn>1</mn>
    </mrow>
    <annotation encoding="StarMath 5.0">C sub 0 = 1</annotation>
  </semantics>
</math>
</file>

<file path=Object 22/content.xml><?xml version="1.0" encoding="utf-8"?>
<math xmlns="http://www.w3.org/1998/Math/MathML" display="block">
  <semantics>
    <mrow>
      <mi>P</mi>
      <mrow>
        <mrow>
          <mo fence="true" form="prefix" stretchy="false">(</mo>
          <mrow>
            <mi>t</mi>
          </mrow>
          <mo fence="true" form="postfix" stretchy="false">)</mo>
        </mrow>
        <mo stretchy="false">=</mo>
        <msup>
          <mi>e</mi>
          <mrow>
            <mfrac>
              <mrow>
                <mrow>
                  <mo stretchy="false">−</mo>
                  <mn>2</mn>
                </mrow>
                <mi>Γ</mi>
              </mrow>
              <mi>h</mi>
            </mfrac>
            <mi>t</mi>
          </mrow>
        </msup>
      </mrow>
    </mrow>
    <annotation encoding="StarMath 5.0">P( t ) = e ^ { {{-2 Γ } over h}  t }</annotation>
  </semantics>
</math>
</file>

<file path=Object 23/content.xml><?xml version="1.0" encoding="utf-8"?>
<math xmlns="http://www.w3.org/1998/Math/MathML" display="block">
  <semantics>
    <mrow>
      <mrow>
        <mfrac>
          <mrow>
            <mi mathvariant="italic">dP</mi>
            <mrow>
              <mo fence="true" form="prefix" stretchy="false">(</mo>
              <mrow>
                <mi>t</mi>
              </mrow>
              <mo fence="true" form="postfix" stretchy="false">)</mo>
            </mrow>
          </mrow>
          <mi mathvariant="italic">dt</mi>
        </mfrac>
        <mo stretchy="false">=</mo>
        <mrow>
          <mfrac>
            <mrow>
              <mrow>
                <mo stretchy="false">−</mo>
                <mn>2</mn>
              </mrow>
              <mi>Γ</mi>
            </mrow>
            <mi>h</mi>
          </mfrac>
          <mo stretchy="false">⋅</mo>
          <mi>P</mi>
        </mrow>
      </mrow>
      <mrow>
        <mo fence="true" form="prefix" stretchy="false">(</mo>
        <mrow>
          <mi>t</mi>
        </mrow>
        <mo fence="true" form="postfix" stretchy="false">)</mo>
      </mrow>
    </mrow>
    <annotation encoding="StarMath 5.0">{dP(t)} over {dt} = {{-2 Γ} over h} cdot P( t )</annotation>
  </semantics>
</math>
</file>

<file path=Object 24/content.xml><?xml version="1.0" encoding="utf-8"?>
<math xmlns="http://www.w3.org/1998/Math/MathML" display="block">
  <semantics>
    <mrow>
      <mi>P</mi>
      <mrow>
        <mrow>
          <mo fence="true" form="prefix" stretchy="false">(</mo>
          <mrow>
            <mi>t</mi>
          </mrow>
          <mo fence="true" form="postfix" stretchy="false">)</mo>
        </mrow>
        <mo stretchy="false">=</mo>
        <mn>0.5</mn>
      </mrow>
    </mrow>
    <annotation encoding="StarMath 5.0">P( t ) = 0.5</annotation>
  </semantics>
</math>
</file>

<file path=Object 25/content.xml><?xml version="1.0" encoding="utf-8"?>
<math xmlns="http://www.w3.org/1998/Math/MathML" display="block">
  <semantics>
    <mrow>
      <msub>
        <mi>C</mi>
        <mn>1</mn>
      </msub>
      <mrow>
        <mtext>*</mtext>
        <mo stretchy="false">=</mo>
        <mrow>
          <mrow>
            <mo stretchy="false">−</mo>
            <mi>i</mi>
          </mrow>
          <mo stretchy="false">⋅</mo>
          <msub>
            <mi>C</mi>
            <mn>2</mn>
          </msub>
        </mrow>
      </mrow>
      <mrow>
        <mtext>*</mtext>
        <mo stretchy="false">⋅</mo>
        <msub>
          <mi>C</mi>
          <mn>3</mn>
        </msub>
      </mrow>
      <mtext>*</mtext>
    </mrow>
    <annotation encoding="StarMath 5.0">C sub 1 "*" = -i cdot {C sub 2} "*" cdot {C sub 3} "*"</annotation>
  </semantics>
</math>
</file>

<file path=Object 26/content.xml><?xml version="1.0" encoding="utf-8"?>
<math xmlns="http://www.w3.org/1998/Math/MathML" display="block">
  <semantics>
    <mrow>
      <msub>
        <mi>C</mi>
        <mn>1</mn>
      </msub>
      <mtext>*</mtext>
    </mrow>
    <annotation encoding="StarMath 5.0">C sub 1 "*"</annotation>
  </semantics>
</math>
</file>

<file path=Object 27/content.xml><?xml version="1.0" encoding="utf-8"?>
<math xmlns="http://www.w3.org/1998/Math/MathML" display="block">
  <semantics>
    <mrow>
      <mn>0.5</mn>
      <mo stretchy="false">=</mo>
      <msup>
        <mi>e</mi>
        <mrow>
          <mfrac>
            <mrow>
              <mrow>
                <mo stretchy="false">−</mo>
                <mn>2</mn>
              </mrow>
              <mi>Γ</mi>
            </mrow>
            <mi>h</mi>
          </mfrac>
          <mi>t</mi>
        </mrow>
      </msup>
    </mrow>
    <annotation encoding="StarMath 5.0">0.5 = e ^ { {{-2 Γ } over h}  t }</annotation>
  </semantics>
</math>
</file>

<file path=Object 28/content.xml><?xml version="1.0" encoding="utf-8"?>
<math xmlns="http://www.w3.org/1998/Math/MathML" display="block">
  <semantics>
    <mrow>
      <msub>
        <mi>t</mi>
        <mrow>
          <mn>1</mn>
          <mo stretchy="false">/</mo>
          <mn>2</mn>
        </mrow>
      </msub>
      <mo stretchy="false">=</mo>
      <mrow>
        <mo stretchy="false">−</mo>
        <mfrac>
          <mrow>
            <mi>ln</mi>
            <mrow>
              <mrow>
                <mo fence="true" form="prefix" stretchy="false">(</mo>
                <mrow>
                  <mn>0.5</mn>
                </mrow>
                <mo fence="true" form="postfix" stretchy="false">)</mo>
              </mrow>
              <mo stretchy="false">⋅</mo>
              <mi>h</mi>
            </mrow>
          </mrow>
          <mrow>
            <mn>2</mn>
            <mi>Γ</mi>
          </mrow>
        </mfrac>
      </mrow>
    </mrow>
    <annotation encoding="StarMath 5.0">t sub {1/2} = -{{ln(0.5) cdot h}  over {2 Γ }}</annotation>
  </semantics>
</math>
</file>

<file path=Object 3/content.xml><?xml version="1.0" encoding="utf-8"?>
<math xmlns="http://www.w3.org/1998/Math/MathML" display="block">
  <semantics>
    <mrow>
      <mi>P</mi>
      <mrow>
        <mo fence="true" form="prefix" stretchy="false">(</mo>
        <mrow>
          <mi>t</mi>
        </mrow>
        <mo fence="true" form="postfix" stretchy="false">)</mo>
      </mrow>
    </mrow>
    <annotation encoding="StarMath 5.0">P(t)</annotation>
  </semantics>
</math>
</file>

<file path=Object 4/content.xml><?xml version="1.0" encoding="utf-8"?>
<math xmlns="http://www.w3.org/1998/Math/MathML" display="block">
  <semantics>
    <mrow>
      <mi>P</mi>
      <mrow>
        <mrow>
          <mo fence="true" form="prefix" stretchy="false">(</mo>
          <mrow>
            <mrow>
              <mi>x</mi>
              <mi>,</mi>
              <mi>t</mi>
            </mrow>
          </mrow>
          <mo fence="true" form="postfix" stretchy="false">)</mo>
        </mrow>
        <mo stretchy="false">&gt;</mo>
        <mn>1</mn>
      </mrow>
    </mrow>
    <annotation encoding="StarMath 5.0">P(x, t) &gt; 1</annotation>
  </semantics>
</math>
</file>

<file path=Object 40/content.xml><?xml version="1.0" encoding="utf-8"?>
<math xmlns="http://www.w3.org/1998/Math/MathML" display="block">
  <semantics>
    <mrow>
      <mi>p</mi>
      <mrow>
        <mrow>
          <mo fence="true" form="prefix" stretchy="false">(</mo>
          <mrow>
            <mrow>
              <mi>x</mi>
              <mi>,</mi>
              <mi>t</mi>
            </mrow>
          </mrow>
          <mo fence="true" form="postfix" stretchy="false">)</mo>
        </mrow>
        <mo stretchy="false">=</mo>
        <mi>ψ</mi>
      </mrow>
      <mrow>
        <mrow>
          <mo fence="true" form="prefix" stretchy="false">(</mo>
          <mrow>
            <mrow>
              <mi>x</mi>
              <mi>,</mi>
              <mi>t</mi>
            </mrow>
          </mrow>
          <mo fence="true" form="postfix" stretchy="false">)</mo>
        </mrow>
        <mo stretchy="false">⋅</mo>
        <mi>ψ</mi>
      </mrow>
      <mtext>*</mtext>
      <mrow>
        <mo fence="true" form="prefix" stretchy="false">(</mo>
        <mrow>
          <mrow>
            <mi>x</mi>
            <mi>,</mi>
            <mi>t</mi>
          </mrow>
        </mrow>
        <mo fence="true" form="postfix" stretchy="false">)</mo>
      </mrow>
    </mrow>
    <annotation encoding="StarMath 5.0">p(x, t) = ψ( x,t ) cdot ψ"*"( x,t ) </annotation>
  </semantics>
</math>
</file>

<file path=Object 42/content.xml><?xml version="1.0" encoding="utf-8"?>
<math xmlns="http://www.w3.org/1998/Math/MathML" display="block">
  <semantics>
    <mrow>
      <msub>
        <mi>C</mi>
        <mn>1</mn>
      </msub>
      <mo stretchy="false">=</mo>
      <mrow>
        <mi>i</mi>
        <mo stretchy="false">⋅</mo>
        <mrow>
          <mo fence="true" form="prefix" stretchy="false">(</mo>
          <mrow>
            <mrow>
              <msub>
                <mi>R</mi>
                <mn>2</mn>
              </msub>
              <mo stretchy="false">+</mo>
              <mrow>
                <mi>i</mi>
                <mo stretchy="false">⋅</mo>
                <msub>
                  <mi>I</mi>
                  <mn>2</mn>
                </msub>
              </mrow>
            </mrow>
          </mrow>
          <mo fence="true" form="postfix" stretchy="false">)</mo>
        </mrow>
        <mo stretchy="false">⋅</mo>
        <mrow>
          <mo fence="true" form="prefix" stretchy="false">(</mo>
          <mrow>
            <mrow>
              <msub>
                <mi>R</mi>
                <mn>3</mn>
              </msub>
              <mo stretchy="false">+</mo>
              <mrow>
                <mi>i</mi>
                <mo stretchy="false">⋅</mo>
                <msub>
                  <mi>I</mi>
                  <mn>3</mn>
                </msub>
              </mrow>
            </mrow>
          </mrow>
          <mo fence="true" form="postfix" stretchy="false">)</mo>
        </mrow>
      </mrow>
      <mo stretchy="false">=</mo>
      <mrow>
        <mi>i</mi>
        <mo stretchy="false">⋅</mo>
        <mrow>
          <mo fence="true" form="prefix" stretchy="false">(</mo>
          <mrow>
            <mrow>
              <mrow>
                <msub>
                  <mi>R</mi>
                  <mn>2</mn>
                </msub>
                <mo stretchy="false">⋅</mo>
                <msub>
                  <mi>R</mi>
                  <mn>3</mn>
                </msub>
              </mrow>
              <mo stretchy="false">+</mo>
              <mrow>
                <mi>i</mi>
                <mo stretchy="false">⋅</mo>
                <msub>
                  <mi>I</mi>
                  <mn>2</mn>
                </msub>
                <mo stretchy="false">⋅</mo>
                <msub>
                  <mi>R</mi>
                  <mn>3</mn>
                </msub>
              </mrow>
              <mo stretchy="false">+</mo>
              <mrow>
                <mi>i</mi>
                <mo stretchy="false">⋅</mo>
                <msub>
                  <mi>I</mi>
                  <mn>3</mn>
                </msub>
                <mo stretchy="false">⋅</mo>
                <msub>
                  <mi>R</mi>
                  <mn>2</mn>
                </msub>
              </mrow>
              <mo stretchy="false">−</mo>
              <mrow>
                <msub>
                  <mi>I</mi>
                  <mn>2</mn>
                </msub>
                <mo stretchy="false">⋅</mo>
                <msub>
                  <mi>I</mi>
                  <mn>3</mn>
                </msub>
              </mrow>
            </mrow>
          </mrow>
          <mo fence="true" form="postfix" stretchy="false">)</mo>
        </mrow>
      </mrow>
    </mrow>
    <annotation encoding="StarMath 5.0">C sub 1 = i cdot ({R sub 2} + i cdot {I sub 2}) cdot ({R sub 3} + i cdot {I sub 3})
= i cdot ({R sub 2} cdot {R sub 3} + i cdot {I sub 2} cdot {R sub 3} + i cdot {I sub 3} cdot {R sub 2} - {I sub 2} cdot {I sub 3})</annotation>
  </semantics>
</math>
</file>

<file path=Object 43/content.xml><?xml version="1.0" encoding="utf-8"?>
<math xmlns="http://www.w3.org/1998/Math/MathML" display="block">
  <semantics>
    <mrow>
      <msub>
        <mi>C</mi>
        <mn>1</mn>
      </msub>
      <mo stretchy="false">=</mo>
      <mrow>
        <mo fence="true" form="prefix" stretchy="false">(</mo>
        <mrow>
          <mrow>
            <mrow>
              <mi>i</mi>
              <mo stretchy="false">⋅</mo>
              <msub>
                <mi>R</mi>
                <mn>2</mn>
              </msub>
              <mo stretchy="false">⋅</mo>
              <msub>
                <mi>R</mi>
                <mn>3</mn>
              </msub>
            </mrow>
            <mo stretchy="false">−</mo>
            <mrow>
              <msub>
                <mi>I</mi>
                <mn>2</mn>
              </msub>
              <mo stretchy="false">⋅</mo>
              <msub>
                <mi>R</mi>
                <mn>3</mn>
              </msub>
            </mrow>
            <mo stretchy="false">−</mo>
            <mrow>
              <msub>
                <mi>I</mi>
                <mn>3</mn>
              </msub>
              <mo stretchy="false">⋅</mo>
              <msub>
                <mi>R</mi>
                <mn>2</mn>
              </msub>
            </mrow>
            <mo stretchy="false">−</mo>
            <mrow>
              <mi>i</mi>
              <mo stretchy="false">⋅</mo>
              <msub>
                <mi>I</mi>
                <mn>2</mn>
              </msub>
              <mo stretchy="false">⋅</mo>
              <msub>
                <mi>I</mi>
                <mn>3</mn>
              </msub>
            </mrow>
          </mrow>
        </mrow>
        <mo fence="true" form="postfix" stretchy="false">)</mo>
      </mrow>
    </mrow>
    <annotation encoding="StarMath 5.0">C sub 1 = (i cdot {R sub 2} cdot {R sub 3} - {I sub 2} cdot {R sub 3} - {I sub 3} cdot {R sub 2} - i cdot {I sub 2} cdot {I sub 3})</annotation>
  </semantics>
</math>
</file>

<file path=Object 44/content.xml><?xml version="1.0" encoding="utf-8"?>
<math xmlns="http://www.w3.org/1998/Math/MathML" display="block">
  <semantics>
    <mrow>
      <mrow>
        <msub>
          <mi>C</mi>
          <mn>1</mn>
        </msub>
        <mo stretchy="false">=</mo>
        <mrow>
          <mrow>
            <mo stretchy="false">−</mo>
            <mrow>
              <mo fence="true" form="prefix" stretchy="false">(</mo>
              <mrow>
                <mrow>
                  <mrow>
                    <msub>
                      <mi>I</mi>
                      <mn>2</mn>
                    </msub>
                    <mo stretchy="false">⋅</mo>
                    <msub>
                      <mi>R</mi>
                      <mn>3</mn>
                    </msub>
                  </mrow>
                  <mo stretchy="false">+</mo>
                  <mrow>
                    <msub>
                      <mi>I</mi>
                      <mn>3</mn>
                    </msub>
                    <mo stretchy="false">⋅</mo>
                    <msub>
                      <mi>R</mi>
                      <mn>2</mn>
                    </msub>
                  </mrow>
                </mrow>
              </mrow>
              <mo fence="true" form="postfix" stretchy="false">)</mo>
            </mrow>
          </mrow>
          <mo stretchy="false">+</mo>
          <mi>i</mi>
        </mrow>
      </mrow>
      <mrow>
        <mo fence="true" form="prefix" stretchy="false">(</mo>
        <mrow>
          <mrow>
            <mrow>
              <msub>
                <mi>R</mi>
                <mn>2</mn>
              </msub>
              <mo stretchy="false">⋅</mo>
              <msub>
                <mi>R</mi>
                <mn>3</mn>
              </msub>
            </mrow>
            <mo stretchy="false">−</mo>
            <mrow>
              <msub>
                <mi>I</mi>
                <mn>2</mn>
              </msub>
              <mo stretchy="false">⋅</mo>
              <msub>
                <mi>I</mi>
                <mn>3</mn>
              </msub>
            </mrow>
          </mrow>
        </mrow>
        <mo fence="true" form="postfix" stretchy="false">)</mo>
      </mrow>
    </mrow>
    <annotation encoding="StarMath 5.0">C sub 1 = - ({I sub 2} cdot {R sub 3} + {I sub 3} cdot {R sub 2}) + i ( {R sub 2} cdot {R sub 3} - {I sub 2} cdot {I sub 3})</annotation>
  </semantics>
</math>
</file>

<file path=Object 45/content.xml><?xml version="1.0" encoding="utf-8"?>
<math xmlns="http://www.w3.org/1998/Math/MathML" display="block">
  <semantics>
    <mrow>
      <msub>
        <mi>C</mi>
        <mn>1</mn>
      </msub>
      <mrow>
        <mtext>*</mtext>
        <mo stretchy="false">=</mo>
        <mrow>
          <mrow>
            <mo stretchy="false">−</mo>
            <mrow>
              <mo fence="true" form="prefix" stretchy="false">(</mo>
              <mrow>
                <mrow>
                  <mrow>
                    <msub>
                      <mi>I</mi>
                      <mn>2</mn>
                    </msub>
                    <mo stretchy="false">⋅</mo>
                    <msub>
                      <mi>R</mi>
                      <mn>3</mn>
                    </msub>
                  </mrow>
                  <mo stretchy="false">+</mo>
                  <mrow>
                    <msub>
                      <mi>I</mi>
                      <mn>3</mn>
                    </msub>
                    <mo stretchy="false">⋅</mo>
                    <msub>
                      <mi>R</mi>
                      <mn>2</mn>
                    </msub>
                  </mrow>
                </mrow>
              </mrow>
              <mo fence="true" form="postfix" stretchy="false">)</mo>
            </mrow>
          </mrow>
          <mo stretchy="false">−</mo>
          <mi>i</mi>
        </mrow>
      </mrow>
      <mrow>
        <mo fence="true" form="prefix" stretchy="false">(</mo>
        <mrow>
          <mrow>
            <mrow>
              <msub>
                <mi>R</mi>
                <mn>2</mn>
              </msub>
              <mo stretchy="false">⋅</mo>
              <msub>
                <mi>R</mi>
                <mn>3</mn>
              </msub>
            </mrow>
            <mo stretchy="false">−</mo>
            <mrow>
              <msub>
                <mi>I</mi>
                <mn>2</mn>
              </msub>
              <mo stretchy="false">⋅</mo>
              <msub>
                <mi>I</mi>
                <mn>3</mn>
              </msub>
            </mrow>
          </mrow>
        </mrow>
        <mo fence="true" form="postfix" stretchy="false">)</mo>
      </mrow>
    </mrow>
    <annotation encoding="StarMath 5.0">C sub 1 "*" = - ({I sub 2} cdot {R sub 3} + {I sub 3} cdot {R sub 2}) - i ( {R sub 2} cdot {R sub 3} - {I sub 2} cdot {I sub 3})</annotation>
  </semantics>
</math>
</file>

<file path=Object 46/content.xml><?xml version="1.0" encoding="utf-8"?>
<math xmlns="http://www.w3.org/1998/Math/MathML" display="block">
  <semantics>
    <mrow>
      <mi>i</mi>
      <mi>,</mi>
      <mrow>
        <msub>
          <mi>C</mi>
          <mn>2</mn>
        </msub>
        <mtext>*</mtext>
      </mrow>
      <mi>,</mi>
      <mtext>and</mtext>
      <mrow>
        <msub>
          <mi>C</mi>
          <mn>3</mn>
        </msub>
        <mtext>*</mtext>
      </mrow>
    </mrow>
    <annotation encoding="StarMath 5.0">i, {C sub 2 "*"}, "and" {C sub 3 "*"}</annotation>
  </semantics>
</math>
</file>

<file path=Object 47/content.xml><?xml version="1.0" encoding="utf-8"?>
<math xmlns="http://www.w3.org/1998/Math/MathML" display="block">
  <semantics>
    <mrow>
      <msub>
        <mi>C</mi>
        <mn>1</mn>
      </msub>
      <mrow>
        <mtext>*</mtext>
        <mo stretchy="false">=</mo>
        <msub>
          <mi>C</mi>
          <mn>2</mn>
        </msub>
      </mrow>
      <mrow>
        <mtext>*</mtext>
        <mo stretchy="false">⋅</mo>
        <msub>
          <mi>C</mi>
          <mn>3</mn>
        </msub>
      </mrow>
      <mtext>*</mtext>
    </mrow>
    <annotation encoding="StarMath 5.0">C sub 1 "*" = {C sub 2} "*" cdot {C sub 3} "*"</annotation>
  </semantics>
</math>
</file>

<file path=Object 48/content.xml><?xml version="1.0" encoding="utf-8"?>
<math xmlns="http://www.w3.org/1998/Math/MathML" display="block">
  <semantics>
    <mrow>
      <msub>
        <mi>C</mi>
        <mn>1</mn>
      </msub>
      <mtext>*</mtext>
      <mi>≟</mi>
      <mrow>
        <mrow>
          <mo fence="true" form="prefix" stretchy="false">(</mo>
          <mrow>
            <mrow>
              <msub>
                <mi>R</mi>
                <mn>2</mn>
              </msub>
              <mo stretchy="false">−</mo>
              <mrow>
                <mi>i</mi>
                <mo stretchy="false">⋅</mo>
                <msub>
                  <mi>I</mi>
                  <mn>2</mn>
                </msub>
              </mrow>
            </mrow>
          </mrow>
          <mo fence="true" form="postfix" stretchy="false">)</mo>
        </mrow>
        <mo stretchy="false">⋅</mo>
        <mrow>
          <mo fence="true" form="prefix" stretchy="false">(</mo>
          <mrow>
            <mrow>
              <msub>
                <mi>R</mi>
                <mn>3</mn>
              </msub>
              <mo stretchy="false">−</mo>
              <mrow>
                <mi>i</mi>
                <mo stretchy="false">⋅</mo>
                <msub>
                  <mi>I</mi>
                  <mn>3</mn>
                </msub>
              </mrow>
            </mrow>
          </mrow>
          <mo fence="true" form="postfix" stretchy="false">)</mo>
        </mrow>
      </mrow>
    </mrow>
    <annotation encoding="StarMath 5.0">C sub 1 "*" ≟ ({R sub 2} - i cdot {I sub 2}) cdot ({R sub 3} - i cdot {I sub 3})</annotation>
  </semantics>
</math>
</file>

<file path=Object 49/content.xml><?xml version="1.0" encoding="utf-8"?>
<math xmlns="http://www.w3.org/1998/Math/MathML" display="block">
  <semantics>
    <mrow>
      <msub>
        <mi>C</mi>
        <mn>1</mn>
      </msub>
      <mtext>*</mtext>
      <mi>≟</mi>
      <mrow>
        <mo fence="true" form="prefix" stretchy="false">(</mo>
        <mrow>
          <mrow>
            <mrow>
              <msub>
                <mi>R</mi>
                <mn>2</mn>
              </msub>
              <mo stretchy="false">⋅</mo>
              <msub>
                <mi>R</mi>
                <mn>3</mn>
              </msub>
            </mrow>
            <mo stretchy="false">−</mo>
            <mrow>
              <mi>i</mi>
              <mo stretchy="false">⋅</mo>
              <msub>
                <mi>I</mi>
                <mn>2</mn>
              </msub>
              <mo stretchy="false">⋅</mo>
              <msub>
                <mi>R</mi>
                <mn>3</mn>
              </msub>
            </mrow>
            <mo stretchy="false">−</mo>
            <mrow>
              <mi>i</mi>
              <mo stretchy="false">⋅</mo>
              <msub>
                <mi>I</mi>
                <mn>3</mn>
              </msub>
              <mo stretchy="false">⋅</mo>
              <msub>
                <mi>R</mi>
                <mn>2</mn>
              </msub>
            </mrow>
            <mo stretchy="false">−</mo>
            <mrow>
              <msub>
                <mi>I</mi>
                <mn>2</mn>
              </msub>
              <mo stretchy="false">⋅</mo>
              <msub>
                <mi>I</mi>
                <mn>3</mn>
              </msub>
            </mrow>
          </mrow>
        </mrow>
        <mo fence="true" form="postfix" stretchy="false">)</mo>
      </mrow>
    </mrow>
    <annotation encoding="StarMath 5.0">C sub 1 "*" ≟  ({R sub 2} cdot {R sub 3} - i cdot {I sub 2} cdot {R sub 3} - i cdot {I sub 3} cdot {R sub 2} - {I sub 2} cdot {I sub 3})</annotation>
  </semantics>
</math>
</file>

<file path=Object 5/content.xml><?xml version="1.0" encoding="utf-8"?>
<math xmlns="http://www.w3.org/1998/Math/MathML" display="block">
  <semantics>
    <mrow>
      <mfrac>
        <mrow>
          <mo stretchy="false">∂</mo>
          <mi>ψ</mi>
        </mrow>
        <mrow>
          <mo stretchy="false">∂</mo>
          <mi>t</mi>
        </mrow>
      </mfrac>
      <mo stretchy="false">=</mo>
      <mrow>
        <mrow>
          <mfrac>
            <mi mathvariant="italic">ih</mi>
            <mrow>
              <mn>2</mn>
              <mi>m</mi>
            </mrow>
          </mfrac>
          <mo stretchy="false">⋅</mo>
          <mfrac>
            <mrow>
              <msup>
                <mo stretchy="false">∂</mo>
                <mn>2</mn>
              </msup>
              <mi>ψ</mi>
            </mrow>
            <mrow>
              <mo stretchy="false">∂</mo>
              <msup>
                <mi>x</mi>
                <mn>2</mn>
              </msup>
            </mrow>
          </mfrac>
        </mrow>
        <mo stretchy="false">−</mo>
        <mrow>
          <mfrac>
            <mrow>
              <mi>i</mi>
              <mi>V</mi>
            </mrow>
            <mi>h</mi>
          </mfrac>
          <mo stretchy="false">⋅</mo>
          <mi>ψ</mi>
        </mrow>
      </mrow>
    </mrow>
    <annotation encoding="StarMath 5.0">{{{partial ψ}} over {partial t}} =  { {ih} over {2m} }  cdot {{{partial ^ 2 ψ}} over {partial x ^ 2}} - {i  V} over h cdot ψ</annotation>
  </semantics>
</math>
</file>

<file path=Object 50/content.xml><?xml version="1.0" encoding="utf-8"?>
<math xmlns="http://www.w3.org/1998/Math/MathML" display="block">
  <semantics>
    <mrow>
      <msub>
        <mi>C</mi>
        <mn>1</mn>
      </msub>
      <mtext>*</mtext>
      <mi>≟</mi>
      <mrow>
        <mrow>
          <mo fence="true" form="prefix" stretchy="false">(</mo>
          <mrow>
            <mrow>
              <mrow>
                <msub>
                  <mi>R</mi>
                  <mn>2</mn>
                </msub>
                <mo stretchy="false">⋅</mo>
                <msub>
                  <mi>R</mi>
                  <mn>3</mn>
                </msub>
              </mrow>
              <mo stretchy="false">−</mo>
              <mrow>
                <msub>
                  <mi>I</mi>
                  <mn>2</mn>
                </msub>
                <mo stretchy="false">⋅</mo>
                <msub>
                  <mi>I</mi>
                  <mn>3</mn>
                </msub>
              </mrow>
            </mrow>
          </mrow>
          <mo fence="true" form="postfix" stretchy="false">)</mo>
        </mrow>
        <mo stretchy="false">−</mo>
        <mrow>
          <mi>i</mi>
          <mo stretchy="false">⋅</mo>
          <mrow>
            <mo fence="true" form="prefix" stretchy="false">(</mo>
            <mrow>
              <mrow>
                <mrow>
                  <msub>
                    <mi>I</mi>
                    <mn>2</mn>
                  </msub>
                  <mo stretchy="false">⋅</mo>
                  <msub>
                    <mi>R</mi>
                    <mn>3</mn>
                  </msub>
                </mrow>
                <mo stretchy="false">+</mo>
                <mrow>
                  <msub>
                    <mi>I</mi>
                    <mn>3</mn>
                  </msub>
                  <mo stretchy="false">⋅</mo>
                  <msub>
                    <mi>R</mi>
                    <mn>2</mn>
                  </msub>
                </mrow>
              </mrow>
            </mrow>
            <mo fence="true" form="postfix" stretchy="false">)</mo>
          </mrow>
        </mrow>
      </mrow>
    </mrow>
    <annotation encoding="StarMath 5.0">C sub 1 "*" ≟  ({R sub 2} cdot {R sub 3} - {I sub 2} cdot {I sub 3}) - i cdot ({I sub 2} cdot {R sub 3} + {I sub 3} cdot {R sub 2})</annotation>
  </semantics>
</math>
</file>

<file path=Object 51/content.xml><?xml version="1.0" encoding="utf-8"?>
<math xmlns="http://www.w3.org/1998/Math/MathML" display="block">
  <semantics>
    <mrow>
      <mfrac>
        <mi>d</mi>
        <mi mathvariant="italic">dt</mi>
      </mfrac>
      <mrow>
        <mo stretchy="false">∫</mo>
        <mrow>
          <mo fence="true" form="prefix" stretchy="false">[</mo>
          <mrow>
            <mrow>
              <mrow>
                <mi>ψ</mi>
                <mo stretchy="false">⋅</mo>
                <mi>ψ</mi>
              </mrow>
              <mtext>*</mtext>
            </mrow>
          </mrow>
          <mo fence="true" form="postfix" stretchy="false">]</mo>
        </mrow>
      </mrow>
      <mrow>
        <mi mathvariant="italic">dx</mi>
        <mo stretchy="false">=</mo>
        <mrow>
          <mo stretchy="false">∫</mo>
          <mfrac>
            <mo stretchy="false">∂</mo>
            <mrow>
              <mo stretchy="false">∂</mo>
              <mi>t</mi>
            </mrow>
          </mfrac>
        </mrow>
      </mrow>
      <mrow>
        <mo fence="true" form="prefix" stretchy="false">[</mo>
        <mrow>
          <mrow>
            <mrow>
              <mi>ψ</mi>
              <mo stretchy="false">⋅</mo>
              <mi>ψ</mi>
            </mrow>
            <mtext>*</mtext>
          </mrow>
        </mrow>
        <mo fence="true" form="postfix" stretchy="false">]</mo>
      </mrow>
      <mrow>
        <mi mathvariant="italic">dx</mi>
        <mo stretchy="false">=</mo>
        <mrow>
          <mo stretchy="false">∫</mo>
          <mrow>
            <mo fence="true" form="prefix" stretchy="false">{</mo>
            <mrow>
              <mrow>
                <mrow>
                  <mfrac>
                    <mi mathvariant="italic">ih</mi>
                    <mrow>
                      <mn>2</mn>
                      <mi>m</mi>
                    </mrow>
                  </mfrac>
                  <mo stretchy="false">⋅</mo>
                  <mrow>
                    <mo fence="true" form="prefix" stretchy="false">(</mo>
                    <mrow>
                      <mrow>
                        <mfrac>
                          <mo stretchy="false">∂</mo>
                          <mrow>
                            <mo stretchy="false">∂</mo>
                            <mi>x</mi>
                          </mrow>
                        </mfrac>
                        <mrow>
                          <mo fence="true" form="prefix" stretchy="false">[</mo>
                          <mrow>
                            <mrow>
                              <mi>ψ</mi>
                              <mrow>
                                <mrow>
                                  <mtext>*</mtext>
                                  <mo stretchy="false">⋅</mo>
                                  <mfrac>
                                    <mrow>
                                      <mo stretchy="false">∂</mo>
                                      <mi>ψ</mi>
                                    </mrow>
                                    <mrow>
                                      <mo stretchy="false">∂</mo>
                                      <mi>x</mi>
                                    </mrow>
                                  </mfrac>
                                </mrow>
                                <mo stretchy="false">−</mo>
                                <mrow>
                                  <mi>ψ</mi>
                                  <mo stretchy="false">⋅</mo>
                                  <mfrac>
                                    <mrow>
                                      <mo stretchy="false">∂</mo>
                                      <mi>ψ</mi>
                                      <mtext>*</mtext>
                                    </mrow>
                                    <mrow>
                                      <mo stretchy="false">∂</mo>
                                      <mi>x</mi>
                                    </mrow>
                                  </mfrac>
                                </mrow>
                              </mrow>
                            </mrow>
                          </mrow>
                          <mo fence="true" form="postfix" stretchy="false">]</mo>
                        </mrow>
                      </mrow>
                    </mrow>
                    <mo fence="true" form="postfix" stretchy="false">)</mo>
                  </mrow>
                </mrow>
                <mo stretchy="false">+</mo>
                <mrow>
                  <mrow>
                    <mo fence="true" form="prefix" stretchy="false">(</mo>
                    <mrow>
                      <mrow>
                        <mfrac>
                          <mrow>
                            <mi>i</mi>
                            <mi>V</mi>
                            <mtext>*</mtext>
                          </mrow>
                          <mi>h</mi>
                        </mfrac>
                        <mo stretchy="false">−</mo>
                        <mfrac>
                          <mrow>
                            <mi>i</mi>
                            <mi>V</mi>
                          </mrow>
                          <mi>h</mi>
                        </mfrac>
                      </mrow>
                    </mrow>
                    <mo fence="true" form="postfix" stretchy="false">)</mo>
                  </mrow>
                  <mo stretchy="false">⋅</mo>
                  <mi>ψ</mi>
                  <mo stretchy="false">⋅</mo>
                  <mrow>
                    <mi>ψ</mi>
                    <mtext>*</mtext>
                  </mrow>
                </mrow>
              </mrow>
            </mrow>
            <mo fence="true" form="postfix" stretchy="false">}</mo>
          </mrow>
        </mrow>
      </mrow>
      <mi mathvariant="italic">dx</mi>
    </mrow>
    <annotation encoding="StarMath 5.0">{d over dt} int [ψ cdot ψ"*" ]  dx = int {partial  over {partial t}} [ψ cdot ψ"*"] dx = int lbrace { {ih} over {2m}} cdot ({ partial over {partial x} } [ ψ "*" cdot {{{partial  ψ }} over {partial x }} - ψ cdot {{{partial  ψ "*"}} over {partial x }} ]) + ({i  V "*"} over h - {i  V} over h) cdot ψ cdot {ψ "*"} rbrace dx</annotation>
  </semantics>
</math>
</file>

<file path=Object 52/content.xml><?xml version="1.0" encoding="utf-8"?>
<math xmlns="http://www.w3.org/1998/Math/MathML" display="block">
  <semantics>
    <mrow>
      <mfrac>
        <mi>d</mi>
        <mi mathvariant="italic">dt</mi>
      </mfrac>
      <mrow>
        <munderover>
          <mo stretchy="false">∫</mo>
          <mrow>
            <mo stretchy="false">−</mo>
            <mi>∞</mi>
          </mrow>
          <mi>∞</mi>
        </munderover>
        <mrow>
          <mo fence="true" form="prefix" stretchy="false">[</mo>
          <mrow>
            <mrow>
              <mrow>
                <mi>ψ</mi>
                <mo stretchy="false">⋅</mo>
                <mi>ψ</mi>
              </mrow>
              <mtext>*</mtext>
            </mrow>
          </mrow>
          <mo fence="true" form="postfix" stretchy="false">]</mo>
        </mrow>
      </mrow>
      <mrow>
        <mi mathvariant="italic">dx</mi>
        <mo stretchy="false">=</mo>
        <mrow>
          <munderover>
            <mo stretchy="false">∫</mo>
            <mrow>
              <mo stretchy="false">−</mo>
              <mi>∞</mi>
            </mrow>
            <mi>∞</mi>
          </munderover>
          <mrow>
            <mo fence="true" form="prefix" stretchy="false">{</mo>
            <mrow>
              <mrow>
                <mrow>
                  <mfrac>
                    <mi mathvariant="italic">ih</mi>
                    <mrow>
                      <mn>2</mn>
                      <mi>m</mi>
                    </mrow>
                  </mfrac>
                  <mo stretchy="false">⋅</mo>
                  <mrow>
                    <mo fence="true" form="prefix" stretchy="false">(</mo>
                    <mrow>
                      <mrow>
                        <mfrac>
                          <mo stretchy="false">∂</mo>
                          <mrow>
                            <mo stretchy="false">∂</mo>
                            <mi>x</mi>
                          </mrow>
                        </mfrac>
                        <mrow>
                          <mo fence="true" form="prefix" stretchy="false">[</mo>
                          <mrow>
                            <mrow>
                              <mi>ψ</mi>
                              <mrow>
                                <mrow>
                                  <mtext>*</mtext>
                                  <mo stretchy="false">⋅</mo>
                                  <mfrac>
                                    <mrow>
                                      <mo stretchy="false">∂</mo>
                                      <mi>ψ</mi>
                                    </mrow>
                                    <mrow>
                                      <mo stretchy="false">∂</mo>
                                      <mi>x</mi>
                                    </mrow>
                                  </mfrac>
                                </mrow>
                                <mo stretchy="false">−</mo>
                                <mrow>
                                  <mi>ψ</mi>
                                  <mo stretchy="false">⋅</mo>
                                  <mfrac>
                                    <mrow>
                                      <mo stretchy="false">∂</mo>
                                      <mi>ψ</mi>
                                      <mtext>*</mtext>
                                    </mrow>
                                    <mrow>
                                      <mo stretchy="false">∂</mo>
                                      <mi>x</mi>
                                    </mrow>
                                  </mfrac>
                                </mrow>
                              </mrow>
                            </mrow>
                          </mrow>
                          <mo fence="true" form="postfix" stretchy="false">]</mo>
                        </mrow>
                      </mrow>
                    </mrow>
                    <mo fence="true" form="postfix" stretchy="false">)</mo>
                  </mrow>
                </mrow>
                <mo stretchy="false">+</mo>
                <mrow>
                  <mrow>
                    <mo fence="true" form="prefix" stretchy="false">(</mo>
                    <mrow>
                      <mrow>
                        <mfrac>
                          <mrow>
                            <mi>i</mi>
                            <mi>V</mi>
                            <mtext>*</mtext>
                          </mrow>
                          <mi>h</mi>
                        </mfrac>
                        <mo stretchy="false">−</mo>
                        <mfrac>
                          <mrow>
                            <mi>i</mi>
                            <mi>V</mi>
                          </mrow>
                          <mi>h</mi>
                        </mfrac>
                      </mrow>
                    </mrow>
                    <mo fence="true" form="postfix" stretchy="false">)</mo>
                  </mrow>
                  <mo stretchy="false">⋅</mo>
                  <mi>ψ</mi>
                  <mo stretchy="false">⋅</mo>
                  <mrow>
                    <mi>ψ</mi>
                    <mtext>*</mtext>
                  </mrow>
                </mrow>
              </mrow>
            </mrow>
            <mo fence="true" form="postfix" stretchy="false">}</mo>
          </mrow>
        </mrow>
      </mrow>
      <mi mathvariant="italic">dx</mi>
    </mrow>
    <annotation encoding="StarMath 5.0">{d over dt} int from{-∞} to{∞} [ψ cdot ψ"*" ]  dx = int from{-∞} to{∞} lbrace { {ih} over {2m}} cdot ({ partial over {partial x} } [ ψ "*" cdot {{{partial  ψ }} over {partial x }} - ψ cdot {{{partial  ψ "*"}} over {partial x }} ]) + ({i  V "*"} over h - {i  V} over h) cdot ψ cdot {ψ "*"} rbrace dx</annotation>
  </semantics>
</math>
</file>

<file path=Object 53/content.xml><?xml version="1.0" encoding="utf-8"?>
<math xmlns="http://www.w3.org/1998/Math/MathML" display="block">
  <semantics>
    <mrow>
      <mfrac>
        <mi>d</mi>
        <mi mathvariant="italic">dt</mi>
      </mfrac>
      <mrow>
        <munderover>
          <mo stretchy="false">∫</mo>
          <mrow>
            <mo stretchy="false">−</mo>
            <mi>∞</mi>
          </mrow>
          <mi>∞</mi>
        </munderover>
        <mrow>
          <mo fence="true" form="prefix" stretchy="false">[</mo>
          <mrow>
            <mrow>
              <mrow>
                <mi>ψ</mi>
                <mo stretchy="false">⋅</mo>
                <mi>ψ</mi>
              </mrow>
              <mtext>*</mtext>
            </mrow>
          </mrow>
          <mo fence="true" form="postfix" stretchy="false">]</mo>
        </mrow>
      </mrow>
      <mrow>
        <mi mathvariant="italic">dx</mi>
        <mo stretchy="false">=</mo>
        <mrow>
          <mfrac>
            <mi mathvariant="italic">ih</mi>
            <mrow>
              <mn>2</mn>
              <mi>m</mi>
            </mrow>
          </mfrac>
          <mo stretchy="false">⋅</mo>
          <mrow>
            <munderover>
              <mo stretchy="false">∫</mo>
              <mrow>
                <mo stretchy="false">−</mo>
                <mi>∞</mi>
              </mrow>
              <mi>∞</mi>
            </munderover>
            <mrow>
              <mo fence="true" form="prefix" stretchy="false">(</mo>
              <mrow>
                <mrow>
                  <mfrac>
                    <mo stretchy="false">∂</mo>
                    <mrow>
                      <mo stretchy="false">∂</mo>
                      <mi>x</mi>
                    </mrow>
                  </mfrac>
                  <mrow>
                    <mo fence="true" form="prefix" stretchy="false">[</mo>
                    <mrow>
                      <mrow>
                        <mi>ψ</mi>
                        <mrow>
                          <mrow>
                            <mtext>*</mtext>
                            <mo stretchy="false">⋅</mo>
                            <mfrac>
                              <mrow>
                                <mo stretchy="false">∂</mo>
                                <mi>ψ</mi>
                              </mrow>
                              <mrow>
                                <mo stretchy="false">∂</mo>
                                <mi>x</mi>
                              </mrow>
                            </mfrac>
                          </mrow>
                          <mo stretchy="false">−</mo>
                          <mrow>
                            <mi>ψ</mi>
                            <mo stretchy="false">⋅</mo>
                            <mfrac>
                              <mrow>
                                <mo stretchy="false">∂</mo>
                                <mi>ψ</mi>
                                <mtext>*</mtext>
                              </mrow>
                              <mrow>
                                <mo stretchy="false">∂</mo>
                                <mi>x</mi>
                              </mrow>
                            </mfrac>
                          </mrow>
                        </mrow>
                      </mrow>
                    </mrow>
                    <mo fence="true" form="postfix" stretchy="false">]</mo>
                  </mrow>
                </mrow>
              </mrow>
              <mo fence="true" form="postfix" stretchy="false">)</mo>
            </mrow>
          </mrow>
        </mrow>
      </mrow>
      <mrow>
        <mi mathvariant="italic">dx</mi>
        <mo stretchy="false">+</mo>
        <mrow>
          <mrow>
            <mo stretchy="false">∫</mo>
            <mrow>
              <mo fence="true" form="prefix" stretchy="false">(</mo>
              <mrow>
                <mrow>
                  <mfrac>
                    <mrow>
                      <mi>i</mi>
                      <mi>V</mi>
                      <mtext>*</mtext>
                    </mrow>
                    <mi>h</mi>
                  </mfrac>
                  <mo stretchy="false">−</mo>
                  <mfrac>
                    <mrow>
                      <mi>i</mi>
                      <mi>V</mi>
                    </mrow>
                    <mi>h</mi>
                  </mfrac>
                </mrow>
              </mrow>
              <mo fence="true" form="postfix" stretchy="false">)</mo>
            </mrow>
          </mrow>
          <mo stretchy="false">⋅</mo>
          <mi>ψ</mi>
          <mo stretchy="false">⋅</mo>
          <mrow>
            <mi>ψ</mi>
            <mtext>*</mtext>
          </mrow>
        </mrow>
      </mrow>
      <mi mathvariant="italic">dx</mi>
    </mrow>
    <annotation encoding="StarMath 5.0">{d over dt} int from{-∞} to{∞} [ψ cdot ψ"*" ]  dx = { {ih} over {2m}} cdot int from{-∞} to{∞} ({ partial over {partial x} } [ ψ "*" cdot {{{partial  ψ }} over {partial x }} - ψ cdot {{{partial  ψ "*"}} over {partial x }} ]) dx + int ({i  V "*"} over h - {i  V} over h) cdot ψ cdot {ψ "*"} dx</annotation>
  </semantics>
</math>
</file>

<file path=Object 54/content.xml><?xml version="1.0" encoding="utf-8"?>
<math xmlns="http://www.w3.org/1998/Math/MathML" display="block">
  <semantics>
    <mrow>
      <mfrac>
        <mi>d</mi>
        <mi mathvariant="italic">dt</mi>
      </mfrac>
      <mrow>
        <munderover>
          <mo stretchy="false">∫</mo>
          <mrow>
            <mo stretchy="false">−</mo>
            <mi>∞</mi>
          </mrow>
          <mi>∞</mi>
        </munderover>
        <mrow>
          <mo fence="true" form="prefix" stretchy="false">[</mo>
          <mrow>
            <mrow>
              <mrow>
                <mi>ψ</mi>
                <mo stretchy="false">⋅</mo>
                <mi>ψ</mi>
              </mrow>
              <mtext>*</mtext>
            </mrow>
          </mrow>
          <mo fence="true" form="postfix" stretchy="false">]</mo>
        </mrow>
      </mrow>
      <mrow>
        <mi mathvariant="italic">dx</mi>
        <mo stretchy="false">=</mo>
        <mrow>
          <msubsup>
            <mrow>
              <mrow>
                <mrow>
                  <mfrac>
                    <mi mathvariant="italic">ih</mi>
                    <mrow>
                      <mn>2</mn>
                      <mi>m</mi>
                    </mrow>
                  </mfrac>
                  <mo stretchy="false">⋅</mo>
                  <mrow>
                    <mo fence="true" form="prefix" stretchy="false">[</mo>
                    <mrow>
                      <mrow>
                        <mi>ψ</mi>
                        <mrow>
                          <mrow>
                            <mtext>*</mtext>
                            <mo stretchy="false">⋅</mo>
                            <mfrac>
                              <mrow>
                                <mo stretchy="false">∂</mo>
                                <mi>ψ</mi>
                              </mrow>
                              <mrow>
                                <mo stretchy="false">∂</mo>
                                <mi>x</mi>
                              </mrow>
                            </mfrac>
                          </mrow>
                          <mo stretchy="false">−</mo>
                          <mrow>
                            <mi>ψ</mi>
                            <mo stretchy="false">⋅</mo>
                            <mfrac>
                              <mrow>
                                <mo stretchy="false">∂</mo>
                                <mi>ψ</mi>
                                <mtext>*</mtext>
                              </mrow>
                              <mrow>
                                <mo stretchy="false">∂</mo>
                                <mi>x</mi>
                              </mrow>
                            </mfrac>
                          </mrow>
                        </mrow>
                      </mrow>
                    </mrow>
                    <mo fence="true" form="postfix" stretchy="false">]</mo>
                  </mrow>
                </mrow>
              </mrow>
              <mo fence="true" form="postfix" stretchy="true">|</mo>
            </mrow>
            <mrow>
              <mo stretchy="false">−</mo>
              <mi>∞</mi>
            </mrow>
            <mi>∞</mi>
          </msubsup>
          <mo stretchy="false">+</mo>
          <mrow>
            <mrow>
              <munderover>
                <mo stretchy="false">∫</mo>
                <mrow>
                  <mo stretchy="false">−</mo>
                  <mi>∞</mi>
                </mrow>
                <mi>∞</mi>
              </munderover>
              <mrow>
                <mo fence="true" form="prefix" stretchy="false">(</mo>
                <mrow>
                  <mrow>
                    <mfrac>
                      <mrow>
                        <mi>i</mi>
                        <mi>V</mi>
                        <mtext>*</mtext>
                      </mrow>
                      <mi>h</mi>
                    </mfrac>
                    <mo stretchy="false">−</mo>
                    <mfrac>
                      <mrow>
                        <mi>i</mi>
                        <mi>V</mi>
                      </mrow>
                      <mi>h</mi>
                    </mfrac>
                  </mrow>
                </mrow>
                <mo fence="true" form="postfix" stretchy="false">)</mo>
              </mrow>
            </mrow>
            <mo stretchy="false">⋅</mo>
            <mi>ψ</mi>
            <mo stretchy="false">⋅</mo>
            <mrow>
              <mi>ψ</mi>
              <mtext>*</mtext>
            </mrow>
          </mrow>
        </mrow>
      </mrow>
      <mi mathvariant="italic">dx</mi>
    </mrow>
    <annotation encoding="StarMath 5.0">{d over dt} int from{-∞} to{∞} [ψ cdot ψ"*" ]  dx = evaluate {{ {ih} over {2m}} cdot [ ψ "*" cdot {{{partial  ψ }} over {partial x }} - ψ cdot {{{partial  ψ "*"}} over {partial x }} ]}  from{-∞} to{∞} + int from{-∞} to{∞} ({i  V "*"} over h - {i  V} over h) cdot ψ cdot {ψ "*"} dx</annotation>
  </semantics>
</math>
</file>

<file path=Object 55/content.xml><?xml version="1.0" encoding="utf-8"?>
<math xmlns="http://www.w3.org/1998/Math/MathML" display="block">
  <semantics>
    <mrow>
      <mi>ψ</mi>
      <mrow>
        <mrow>
          <mo fence="true" form="prefix" stretchy="false">(</mo>
          <mrow>
            <mi>∞</mi>
          </mrow>
          <mo fence="true" form="postfix" stretchy="false">)</mo>
        </mrow>
        <mo stretchy="false">=</mo>
        <mi>ψ</mi>
      </mrow>
      <mrow>
        <mrow>
          <mo fence="true" form="prefix" stretchy="false">(</mo>
          <mrow>
            <mrow>
              <mo stretchy="false">−</mo>
              <mi>∞</mi>
            </mrow>
          </mrow>
          <mo fence="true" form="postfix" stretchy="false">)</mo>
        </mrow>
        <mo stretchy="false">=</mo>
        <mn>0</mn>
      </mrow>
    </mrow>
    <annotation encoding="StarMath 5.0">ψ(∞) = ψ(-∞) = 0</annotation>
  </semantics>
</math>
</file>

<file path=Object 56/content.xml><?xml version="1.0" encoding="utf-8"?>
<math xmlns="http://www.w3.org/1998/Math/MathML" display="block">
  <semantics>
    <mrow>
      <mrow>
        <mfrac>
          <mrow>
            <mi mathvariant="italic">dP</mi>
            <mrow>
              <mo fence="true" form="prefix" stretchy="false">(</mo>
              <mrow>
                <mi>t</mi>
              </mrow>
              <mo fence="true" form="postfix" stretchy="false">)</mo>
            </mrow>
          </mrow>
          <mi mathvariant="italic">dt</mi>
        </mfrac>
        <mo stretchy="false">=</mo>
        <mfrac>
          <mi>d</mi>
          <mi mathvariant="italic">dt</mi>
        </mfrac>
      </mrow>
      <mrow>
        <munderover>
          <mo stretchy="false">∫</mo>
          <mrow>
            <mo stretchy="false">−</mo>
            <mi>∞</mi>
          </mrow>
          <mi>∞</mi>
        </munderover>
        <mrow>
          <mo fence="true" form="prefix" stretchy="false">[</mo>
          <mrow>
            <mrow>
              <mrow>
                <mi>ψ</mi>
                <mo stretchy="false">⋅</mo>
                <mi>ψ</mi>
              </mrow>
              <mtext>*</mtext>
            </mrow>
          </mrow>
          <mo fence="true" form="postfix" stretchy="false">]</mo>
        </mrow>
      </mrow>
      <mrow>
        <mi mathvariant="italic">dx</mi>
        <mo stretchy="false">=</mo>
        <mrow>
          <mo fence="true" form="prefix" stretchy="false">(</mo>
          <mrow>
            <mrow>
              <mfrac>
                <mrow>
                  <mi>i</mi>
                  <mi>V</mi>
                  <mtext>*</mtext>
                </mrow>
                <mi>h</mi>
              </mfrac>
              <mo stretchy="false">−</mo>
              <mfrac>
                <mrow>
                  <mi>i</mi>
                  <mi>V</mi>
                </mrow>
                <mi>h</mi>
              </mfrac>
            </mrow>
          </mrow>
          <mo fence="true" form="postfix" stretchy="false">)</mo>
        </mrow>
      </mrow>
      <mrow>
        <mrow>
          <munderover>
            <mo stretchy="false">∫</mo>
            <mrow>
              <mo stretchy="false">−</mo>
              <mi>∞</mi>
            </mrow>
            <mi>∞</mi>
          </munderover>
          <mi>ψ</mi>
        </mrow>
        <mo stretchy="false">⋅</mo>
        <mrow>
          <mi>ψ</mi>
          <mtext>*</mtext>
        </mrow>
      </mrow>
      <mi mathvariant="italic">dx</mi>
    </mrow>
    <annotation encoding="StarMath 5.0">{dP(t)} over {dt} = {d over dt} int from{-∞} to{∞} [ψ cdot ψ"*" ]  dx = ({i  V "*"} over h - {i  V} over h) int from{-∞} to{∞} ψ cdot {ψ "*"} dx</annotation>
  </semantics>
</math>
</file>

<file path=Object 59/content.xml><?xml version="1.0" encoding="utf-8"?>
<math xmlns="http://www.w3.org/1998/Math/MathML" display="block">
  <semantics>
    <mrow>
      <mfrac>
        <mi>d</mi>
        <mi mathvariant="italic">dt</mi>
      </mfrac>
      <mrow>
        <munderover>
          <mo stretchy="false">∫</mo>
          <mrow>
            <mo stretchy="false">−</mo>
            <mi>∞</mi>
          </mrow>
          <mi>∞</mi>
        </munderover>
        <mrow>
          <mo fence="true" form="prefix" stretchy="false">[</mo>
          <mrow>
            <mrow>
              <mrow>
                <mi>ψ</mi>
                <mo stretchy="false">⋅</mo>
                <mi>ψ</mi>
              </mrow>
              <mtext>*</mtext>
            </mrow>
          </mrow>
          <mo fence="true" form="postfix" stretchy="false">]</mo>
        </mrow>
      </mrow>
      <mrow>
        <mi mathvariant="italic">dx</mi>
        <mo stretchy="false">=</mo>
        <mrow>
          <munderover>
            <mo stretchy="false">∫</mo>
            <mrow>
              <mo stretchy="false">−</mo>
              <mi>∞</mi>
            </mrow>
            <mi>∞</mi>
          </munderover>
          <mfrac>
            <mo stretchy="false">∂</mo>
            <mrow>
              <mo stretchy="false">∂</mo>
              <mi>t</mi>
            </mrow>
          </mfrac>
        </mrow>
      </mrow>
      <mrow>
        <mo fence="true" form="prefix" stretchy="false">[</mo>
        <mrow>
          <mrow>
            <mrow>
              <mi>ψ</mi>
              <mo stretchy="false">⋅</mo>
              <mi>ψ</mi>
            </mrow>
            <mtext>*</mtext>
          </mrow>
        </mrow>
        <mo fence="true" form="postfix" stretchy="false">]</mo>
      </mrow>
      <mi mathvariant="italic">dx</mi>
    </mrow>
    <annotation encoding="StarMath 5.0">{d over dt} int from{-∞} to{∞} [ψ cdot ψ"*" ]  dx = int from{-∞} to{∞} {partial  over {partial t}} [ψ cdot ψ"*"]  dx</annotation>
  </semantics>
</math>
</file>

<file path=Object 6/content.xml><?xml version="1.0" encoding="utf-8"?>
<math xmlns="http://www.w3.org/1998/Math/MathML" display="block">
  <semantics>
    <mrow>
      <mrow>
        <mfrac>
          <mrow>
            <mo stretchy="false">∂</mo>
            <mi>ψ</mi>
            <mtext>*</mtext>
          </mrow>
          <mrow>
            <mo stretchy="false">∂</mo>
            <mi>t</mi>
          </mrow>
        </mfrac>
        <mo stretchy="false">=</mo>
        <mrow>
          <mrow>
            <mrow>
              <mo stretchy="false">−</mo>
              <mfrac>
                <mi mathvariant="italic">ih</mi>
                <mrow>
                  <mn>2</mn>
                  <mi>m</mi>
                </mrow>
              </mfrac>
            </mrow>
            <mo stretchy="false">⋅</mo>
            <mfrac>
              <mrow>
                <msup>
                  <mo stretchy="false">∂</mo>
                  <mn>2</mn>
                </msup>
                <mi>ψ</mi>
                <mtext>*</mtext>
              </mrow>
              <mrow>
                <mo stretchy="false">∂</mo>
                <msup>
                  <mi>x</mi>
                  <mn>2</mn>
                </msup>
              </mrow>
            </mfrac>
          </mrow>
          <mo stretchy="false">+</mo>
          <mrow>
            <mfrac>
              <mrow>
                <mi>i</mi>
                <mi>V</mi>
                <mtext>*</mtext>
              </mrow>
              <mi>h</mi>
            </mfrac>
            <mo stretchy="false">⋅</mo>
            <mi>ψ</mi>
          </mrow>
        </mrow>
      </mrow>
      <mtext>*</mtext>
    </mrow>
    <annotation encoding="StarMath 5.0">{{{partial ψ "*"}} over {partial t}} =  - { {ih} over {2m} }  cdot {{{partial ^ 2 ψ "*"}} over {partial x ^ 2}} + {i  V "*"} over h cdot ψ "*"</annotation>
  </semantics>
</math>
</file>

<file path=Object 7/content.xml><?xml version="1.0" encoding="utf-8"?>
<math xmlns="http://www.w3.org/1998/Math/MathML" display="block">
  <semantics>
    <mrow>
      <msub>
        <mi>C</mi>
        <mn>1</mn>
      </msub>
      <mrow>
        <mtext>*</mtext>
        <mo stretchy="false">=</mo>
        <mrow>
          <mrow>
            <mo stretchy="false">−</mo>
            <mi>i</mi>
          </mrow>
          <mo stretchy="false">⋅</mo>
          <msub>
            <mi>C</mi>
            <mn>2</mn>
          </msub>
        </mrow>
      </mrow>
      <mrow>
        <mtext>*</mtext>
        <mo stretchy="false">⋅</mo>
        <msub>
          <mi>C</mi>
          <mn>3</mn>
        </msub>
      </mrow>
      <mtext>*</mtext>
    </mrow>
    <annotation encoding="StarMath 5.0">C sub 1 "*" = -i cdot {C sub 2} "*" cdot {C sub 3} "*"</annotation>
  </semantics>
</math>
</file>

<file path=Object 8/content.xml><?xml version="1.0" encoding="utf-8"?>
<math xmlns="http://www.w3.org/1998/Math/MathML" display="block">
  <semantics>
    <mrow>
      <mi>P</mi>
      <mrow>
        <mrow>
          <mo fence="true" form="prefix" stretchy="false">(</mo>
          <mrow>
            <mi>t</mi>
          </mrow>
          <mo fence="true" form="postfix" stretchy="false">)</mo>
        </mrow>
        <mo stretchy="false">=</mo>
        <mrow>
          <munderover>
            <mo stretchy="false">∫</mo>
            <mrow>
              <mo stretchy="false">−</mo>
              <mi>∞</mi>
            </mrow>
            <mi>∞</mi>
          </munderover>
          <mi>p</mi>
        </mrow>
      </mrow>
      <mrow>
        <mrow>
          <mo fence="true" form="prefix" stretchy="false">(</mo>
          <mrow>
            <mrow>
              <mi>x</mi>
              <mi>,</mi>
              <mi>t</mi>
            </mrow>
          </mrow>
          <mo fence="true" form="postfix" stretchy="false">)</mo>
        </mrow>
        <mo stretchy="false">⋅</mo>
        <mi mathvariant="italic">dx</mi>
      </mrow>
    </mrow>
    <annotation encoding="StarMath 5.0">P(t) = int from{-∞} to{∞}  p(x, t) cdot dx </annotation>
  </semantics>
</math>
</file>

<file path=Object 9/content.xml><?xml version="1.0" encoding="utf-8"?>
<math xmlns="http://www.w3.org/1998/Math/MathML" display="block">
  <semantics>
    <mrow>
      <mfrac>
        <mo stretchy="false">∂</mo>
        <mrow>
          <mo stretchy="false">∂</mo>
          <mi>t</mi>
        </mrow>
      </mfrac>
      <mrow>
        <mrow>
          <mo fence="true" form="prefix" stretchy="false">[</mo>
          <mrow>
            <mrow>
              <mrow>
                <mi>ψ</mi>
                <mo stretchy="false">⋅</mo>
                <mi>ψ</mi>
              </mrow>
              <mtext>*</mtext>
            </mrow>
          </mrow>
          <mo fence="true" form="postfix" stretchy="false">]</mo>
        </mrow>
        <mo stretchy="false">=</mo>
        <mrow>
          <mrow>
            <mi>ψ</mi>
            <mo stretchy="false">⋅</mo>
            <mrow>
              <mo fence="true" form="prefix" stretchy="false">(</mo>
              <mrow>
                <mrow>
                  <mrow>
                    <mrow>
                      <mrow>
                        <mo stretchy="false">−</mo>
                        <mfrac>
                          <mi mathvariant="italic">ih</mi>
                          <mrow>
                            <mn>2</mn>
                            <mi>m</mi>
                          </mrow>
                        </mfrac>
                      </mrow>
                      <mo stretchy="false">⋅</mo>
                      <mfrac>
                        <mrow>
                          <msup>
                            <mo stretchy="false">∂</mo>
                            <mn>2</mn>
                          </msup>
                          <mi>ψ</mi>
                          <mtext>*</mtext>
                        </mrow>
                        <mrow>
                          <mo stretchy="false">∂</mo>
                          <msup>
                            <mi>x</mi>
                            <mn>2</mn>
                          </msup>
                        </mrow>
                      </mfrac>
                    </mrow>
                    <mo stretchy="false">+</mo>
                    <mrow>
                      <mfrac>
                        <mrow>
                          <mi>i</mi>
                          <mi>V</mi>
                          <mtext>*</mtext>
                        </mrow>
                        <mi>h</mi>
                      </mfrac>
                      <mo stretchy="false">⋅</mo>
                      <mi>ψ</mi>
                    </mrow>
                  </mrow>
                  <mtext>*</mtext>
                </mrow>
              </mrow>
              <mo fence="true" form="postfix" stretchy="false">)</mo>
            </mrow>
          </mrow>
          <mo stretchy="false">+</mo>
          <mrow>
            <mrow>
              <mo fence="true" form="prefix" stretchy="false">(</mo>
              <mrow>
                <mrow>
                  <mrow>
                    <mfrac>
                      <mi mathvariant="italic">ih</mi>
                      <mrow>
                        <mn>2</mn>
                        <mi>m</mi>
                      </mrow>
                    </mfrac>
                    <mo stretchy="false">⋅</mo>
                    <mfrac>
                      <mrow>
                        <msup>
                          <mo stretchy="false">∂</mo>
                          <mn>2</mn>
                        </msup>
                        <mi>ψ</mi>
                      </mrow>
                      <mrow>
                        <mo stretchy="false">∂</mo>
                        <msup>
                          <mi>x</mi>
                          <mn>2</mn>
                        </msup>
                      </mrow>
                    </mfrac>
                  </mrow>
                  <mo stretchy="false">−</mo>
                  <mrow>
                    <mfrac>
                      <mrow>
                        <mi>i</mi>
                        <mi>V</mi>
                      </mrow>
                      <mi>h</mi>
                    </mfrac>
                    <mo stretchy="false">⋅</mo>
                    <mi>ψ</mi>
                  </mrow>
                </mrow>
              </mrow>
              <mo fence="true" form="postfix" stretchy="false">)</mo>
            </mrow>
            <mo stretchy="false">⋅</mo>
            <mrow>
              <mi>ψ</mi>
              <mtext>*</mtext>
            </mrow>
          </mrow>
        </mrow>
      </mrow>
    </mrow>
    <annotation encoding="StarMath 5.0">{partial  over {partial t}} [ψ cdot ψ"*" ] = {ψ} cdot ( - { {ih} over {2m} }  cdot {{{partial ^ 2 ψ "*"}} over {partial x ^ 2}} + {i  V "*"} over h cdot ψ "*" ) + ( { {ih} over {2m} }  cdot {{{partial ^ 2 ψ}} over {partial x ^ 2}} - {i  V} over h cdot ψ ) cdot {ψ "*"}</annotation>
  </semantics>
</math>
</file>